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1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1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4" style:parent-style-name="Normal" style:family="paragraph">
      <style:paragraph-properties fo:text-align="center" fo:margin-top="0in" fo:margin-bottom="0in" fo:line-height="100%" fo:text-indent="0in"/>
    </style:style>
    <style:style style:name="T15" style:parent-style-name="Fonteparág.padrão" style:family="text">
      <style:text-properties fo:font-weight="bold" style:font-weight-asian="bold" fo:font-style="italic" style:font-style-asian="italic" fo:color="#0070C0" fo:font-size="15pt" style:font-size-asian="15pt"/>
    </style:style>
    <style:style style:name="P16" style:parent-style-name="Normal" style:family="paragraph">
      <style:paragraph-properties fo:text-align="center"/>
      <style:text-properties style:font-name="Tahoma" fo:font-size="18pt" style:font-size-asian="18pt" fo:language="es" fo:country="ES"/>
    </style:style>
    <style:style style:name="P17" style:parent-style-name="Normal" style:family="paragraph">
      <style:paragraph-properties fo:text-align="center"/>
      <style:text-properties fo:font-weight="bold" style:font-weight-asian="bold" fo:font-style="italic" style:font-style-asian="italic" fo:font-size="15pt" style:font-size-asian="15pt"/>
    </style:style>
    <style:style style:name="P18" style:parent-style-name="Normal" style:family="paragraph">
      <style:paragraph-properties fo:text-align="center"/>
      <style:text-properties fo:font-weight="bold" style:font-weight-asian="bold" fo:font-style="italic" style:font-style-asian="italic" fo:font-size="15pt" style:font-size-asian="15pt"/>
    </style:style>
    <style:style style:name="P19" style:parent-style-name="Normal" style:family="paragraph">
      <style:paragraph-properties fo:text-align="center"/>
    </style:style>
    <style:style style:name="T20" style:parent-style-name="Fonteparág.padrão" style:family="text">
      <style:text-properties fo:font-weight="bold" style:font-weight-asian="bold" fo:font-style="italic" style:font-style-asian="italic" fo:font-size="15pt" style:font-size-asian="15pt"/>
    </style:style>
    <style:style style:name="P2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3"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4"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2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9"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text-properties style:font-name="Arial" style:font-name-complex="Arial"/>
    </style:style>
    <style:style style:name="P51" style:parent-style-name="Normal" style:family="paragraph">
      <style:paragraph-properties fo:text-align="center" fo:margin-top="0in" fo:margin-bottom="0in" fo:line-height="100%" fo:text-indent="0in"/>
      <style:text-properties style:font-name="Arial" style:font-name-complex="Arial"/>
    </style:style>
    <style:style style:name="P52" style:parent-style-name="Normal" style:family="paragraph">
      <style:paragraph-properties fo:text-align="center" fo:margin-top="0in" fo:margin-bottom="0in" fo:line-height="100%" fo:text-indent="0in"/>
      <style:text-properties style:font-name="Arial" style:font-name-complex="Arial"/>
    </style:style>
    <style:style style:name="P53" style:parent-style-name="Normal" style:family="paragraph">
      <style:paragraph-properties fo:text-align="center" fo:margin-top="0in" fo:margin-bottom="0in" fo:line-height="100%" fo:text-indent="0in"/>
      <style:text-properties style:font-name="Arial" style:font-name-complex="Arial"/>
    </style:style>
    <style:style style:name="P54" style:parent-style-name="Normal" style:family="paragraph">
      <style:paragraph-properties fo:text-align="center" fo:margin-top="0in" fo:margin-bottom="0in" fo:line-height="100%" fo:text-indent="0in"/>
      <style:text-properties style:font-name="Arial" style:font-name-complex="Arial"/>
    </style:style>
    <style:style style:name="P55" style:parent-style-name="Normal" style:family="paragraph">
      <style:paragraph-properties fo:text-align="center" fo:margin-top="0in" fo:margin-bottom="0in" fo:line-height="100%" fo:text-indent="0in"/>
      <style:text-properties style:font-name="Arial" style:font-name-complex="Arial"/>
    </style:style>
    <style:style style:name="P56" style:parent-style-name="Normal" style:family="paragraph">
      <style:paragraph-properties fo:text-align="center" fo:margin-top="0in" fo:margin-bottom="0in" fo:line-height="100%" fo:text-indent="0in"/>
    </style:style>
    <style:style style:name="T57" style:parent-style-name="Fonteparág.padrão" style:family="text">
      <style:text-properties style:font-name="Arial" style:font-name-complex="Arial"/>
    </style:style>
    <style:style style:name="P58"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pre" style:family="paragraph">
      <style:paragraph-properties fo:margin-top="0in" fo:margin-bottom="0in" fo:line-height="100%" fo:text-indent="0in"/>
      <style:text-properties fo:font-size="14pt" style:font-size-asian="14pt"/>
    </style:style>
    <style:style style:name="P63" style:parent-style-name="pre" style:family="paragraph">
      <style:paragraph-properties fo:margin-top="0in" fo:margin-bottom="0in" fo:line-height="100%" fo:text-indent="0in"/>
      <style:text-properties fo:font-size="14pt" style:font-size-asian="14pt"/>
    </style:style>
    <style:style style:name="P64" style:parent-style-name="pre" style:family="paragraph">
      <style:paragraph-properties fo:margin-top="0in" fo:margin-bottom="0in" fo:line-height="100%" fo:text-indent="0in"/>
      <style:text-properties fo:font-size="14pt" style:font-size-asian="14pt"/>
    </style:style>
    <style:style style:name="P65" style:parent-style-name="pre" style:family="paragraph">
      <style:paragraph-properties fo:margin-top="0in" fo:margin-bottom="0in" fo:line-height="100%" fo:text-indent="0in"/>
      <style:text-properties fo:font-size="14pt" style:font-size-asian="14pt"/>
    </style:style>
    <style:style style:name="P66" style:parent-style-name="pre" style:family="paragraph">
      <style:paragraph-properties fo:margin-top="0in" fo:margin-bottom="0in" fo:line-height="100%" fo:text-indent="0in"/>
      <style:text-properties fo:font-size="14pt" style:font-size-asian="14pt"/>
    </style:style>
    <style:style style:name="P67" style:parent-style-name="pre" style:family="paragraph">
      <style:paragraph-properties fo:margin-top="0in" fo:margin-bottom="0in" fo:line-height="100%" fo:text-indent="0in"/>
      <style:text-properties fo:font-size="14pt" style:font-size-asian="14pt"/>
    </style:style>
    <style:style style:name="P68"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69"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2" style:parent-style-name="Normal" style:family="paragraph">
      <style:paragraph-properties fo:text-align="center" fo:margin-top="0in" fo:margin-bottom="0in" fo:line-height="100%" fo:text-indent="0in"/>
    </style:style>
    <style:style style:name="T73" style:parent-style-name="Fonteparág.padrão" style:family="text">
      <style:text-properties fo:font-weight="bold" style:font-weight-asian="bold" fo:font-style="italic" style:font-style-asian="italic" fo:color="#0070C0" fo:font-size="15pt" style:font-size-asian="15pt"/>
    </style:style>
    <style:style style:name="P74" style:parent-style-name="Normal" style:family="paragraph">
      <style:paragraph-properties fo:text-align="center" fo:margin-top="0in" fo:margin-bottom="0in" fo:line-height="100%" fo:text-indent="0in"/>
      <style:text-properties fo:font-size="22pt" style:font-size-asian="22pt"/>
    </style:style>
    <style:style style:name="P75" style:parent-style-name="Normal" style:family="paragraph">
      <style:paragraph-properties fo:text-align="center" fo:margin-top="0in" fo:margin-bottom="0in" fo:line-height="100%" fo:text-indent="0in"/>
      <style:text-properties fo:font-size="22pt" style:font-size-asian="22pt"/>
    </style:style>
    <style:style style:name="P76" style:parent-style-name="Título5" style:family="paragraph">
      <style:paragraph-properties fo:text-align="center" fo:margin-top="0in" fo:margin-bottom="0in" fo:line-height="100%" fo:text-indent="0in"/>
    </style:style>
    <style:style style:name="T77" style:parent-style-name="Fonteparág.padrão" style:family="text">
      <style:text-properties style:font-name="Times New Roman" style:font-weight-complex="normal" style:font-style-complex="normal" fo:font-size="15pt" style:font-size-asian="15pt" style:font-size-complex="10pt"/>
    </style:style>
    <style:style style:name="T78" style:parent-style-name="Fonteparág.padrão" style:family="text">
      <style:text-properties style:font-name="Times New Roman" style:font-weight-complex="normal" style:font-style-complex="normal" fo:color="#0070C0" fo:font-size="15pt" style:font-size-asian="15pt" style:font-size-complex="10pt"/>
    </style:style>
    <style:style style:name="P79" style:parent-style-name="Título8" style:family="paragraph">
      <style:paragraph-properties fo:margin-top="0in" fo:margin-bottom="0in" fo:line-height="100%" fo:text-indent="0in"/>
      <style:text-properties style:font-weight-complex="bold"/>
    </style:style>
    <style:style style:name="P80" style:parent-style-name="Título8" style:family="paragraph">
      <style:paragraph-properties fo:margin-top="0in" fo:margin-bottom="0in" fo:line-height="100%" fo:text-indent="0in"/>
      <style:text-properties style:font-weight-complex="bold"/>
    </style:style>
    <style:style style:name="P81"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82" style:parent-style-name="Normal" style:family="paragraph">
      <style:paragraph-properties fo:text-align="center" fo:margin-top="0in" fo:margin-bottom="0in" fo:line-height="100%" fo:text-indent="0in"/>
    </style:style>
    <style:style style:name="P83" style:parent-style-name="Normal" style:family="paragraph">
      <style:paragraph-properties fo:text-align="center" fo:margin-top="0in" fo:margin-bottom="0in" fo:line-height="100%" fo:text-indent="0in"/>
    </style:style>
    <style:style style:name="P84" style:parent-style-name="Normal" style:family="paragraph">
      <style:paragraph-properties fo:margin-top="0in" fo:margin-bottom="0in" fo:line-height="100%" fo:text-indent="0in"/>
    </style:style>
    <style:style style:name="P85" style:parent-style-name="Normal" style:family="paragraph">
      <style:paragraph-properties fo:margin-top="0in" fo:margin-bottom="0in" fo:line-height="100%" fo:text-indent="0in"/>
    </style:style>
    <style:style style:name="P86" style:parent-style-name="Normal" style:family="paragraph">
      <style:paragraph-properties fo:margin-top="0in" fo:margin-bottom="0in" fo:line-height="100%" fo:text-indent="0in"/>
    </style:style>
    <style:style style:name="TableColumn88" style:family="table-column">
      <style:table-column-properties style:column-width="3.6687in" style:use-optimal-column-width="false"/>
    </style:style>
    <style:style style:name="Table87" style:family="table">
      <style:table-properties style:width="3.6687in" fo:margin-left="2.4812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style:text-autospace="none" fo:text-indent="0in"/>
    </style:style>
    <style:style style:name="T92" style:parent-style-name="Fonteparág.padrão" style:family="text">
      <style:text-properties fo:font-size="11pt" style:font-size-asian="11pt" style:font-size-complex="11pt"/>
    </style:style>
    <style:style style:name="T93" style:parent-style-name="Fonteparág.padrão" style:family="text">
      <style:text-properties fo:font-size="11pt" style:font-size-asian="11pt" style:font-size-complex="11pt"/>
    </style:style>
    <style:style style:name="T94" style:parent-style-name="Fonteparág.padrão" style:family="text">
      <style:text-properties fo:color="#FF0000" fo:font-size="11pt" style:font-size-asian="11pt" style:font-size-complex="11pt"/>
    </style:style>
    <style:style style:name="T95" style:parent-style-name="Fonteparág.padrão" style:family="text">
      <style:text-properties fo:color="#0070C0" fo:font-size="11pt" style:font-size-asian="11pt" style:font-size-complex="11pt"/>
    </style:style>
    <style:style style:name="TableRow96" style:family="table-row">
      <style:table-row-properties style:use-optimal-row-height="false"/>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style:text-autospace="none"/>
      <style:text-properties fo:font-size="11pt" style:font-size-asian="11pt" style:font-size-complex="11pt"/>
    </style:style>
    <style:style style:name="P99" style:parent-style-name="Normal" style:family="paragraph">
      <style:paragraph-properties style:text-autospace="none" fo:text-indent="0in"/>
    </style:style>
    <style:style style:name="T100" style:parent-style-name="Fonteparág.padrão" style:family="text">
      <style:text-properties fo:font-size="11pt" style:font-size-asian="11pt" style:font-size-complex="11pt"/>
    </style:style>
    <style:style style:name="T101" style:parent-style-name="Fonteparág.padrão" style:family="text">
      <style:text-properties fo:color="#0070C0" fo:font-size="11pt" style:font-size-asian="11pt" style:font-size-complex="11pt"/>
    </style:style>
    <style:style style:name="P102" style:parent-style-name="Normal" style:family="paragraph">
      <style:paragraph-properties fo:margin-top="0in" fo:margin-bottom="0in" fo:line-height="100%" fo:text-indent="0in"/>
    </style:style>
    <style:style style:name="P103" style:parent-style-name="Normal" style:family="paragraph">
      <style:paragraph-properties fo:margin-top="0in" fo:margin-bottom="0in" fo:line-height="100%" fo:text-indent="0in"/>
    </style:style>
    <style:style style:name="P104" style:parent-style-name="Normal" style:family="paragraph">
      <style:paragraph-properties fo:text-align="center" fo:margin-top="0in" fo:margin-bottom="0in" fo:line-height="100%" fo:text-indent="0in"/>
      <style:text-properties fo:font-weight="bold" style:font-weight-asian="bold"/>
    </style:style>
    <style:style style:name="P105" style:parent-style-name="Normal" style:family="paragraph">
      <style:paragraph-properties fo:text-align="center" fo:margin-top="0in" fo:margin-bottom="0in" fo:line-height="100%" fo:text-indent="0in"/>
      <style:text-properties fo:font-weight="bold" style:font-weight-asian="bold"/>
    </style:style>
    <style:style style:name="P106" style:parent-style-name="Normal" style:family="paragraph">
      <style:paragraph-properties fo:text-align="center" fo:margin-top="0in" fo:margin-bottom="0in" fo:line-height="100%" fo:text-indent="0in"/>
    </style:style>
    <style:style style:name="T107" style:parent-style-name="Fonteparág.padrão" style:family="text">
      <style:text-properties fo:font-weight="bold" style:font-weight-asian="bold" fo:color="#0070C0"/>
    </style:style>
    <style:style style:name="T108" style:parent-style-name="Fonteparág.padrão" style:family="text">
      <style:text-properties fo:font-weight="bold" style:font-weight-asian="bold"/>
    </style:style>
    <style:style style:name="P109" style:parent-style-name="Normal" style:master-page-name="MP2" style:family="paragraph">
      <style:paragraph-properties fo:break-before="page" style:page-number="1"/>
      <style:text-properties fo:font-weight="bold" style:font-weight-asian="bold" fo:color="#0070C0"/>
    </style:style>
    <style:style style:name="T112" style:parent-style-name="Fonteparág.padrão" style:family="text">
      <style:text-properties fo:font-weight="bold" style:font-weight-asian="bold" fo:color="#0070C0"/>
    </style:style>
    <style:style style:name="T113" style:parent-style-name="Fonteparág.padrão" style:family="text">
      <style:text-properties fo:color="#0070C0"/>
    </style:style>
    <style:style style:name="T114" style:parent-style-name="Fonteparág.padrão" style:family="text">
      <style:text-properties fo:color="#0070C0" style:text-underline-type="single" style:text-underline-style="solid" style:text-underline-width="auto" style:text-underline-mode="continuous"/>
    </style:style>
    <style:style style:name="T115" style:parent-style-name="Fonteparág.padrão" style:family="text">
      <style:text-properties fo:color="#0070C0"/>
    </style:style>
    <style:style style:name="T116" style:parent-style-name="Fonteparág.padrão" style:family="text">
      <style:text-properties fo:font-weight="bold" style:font-weight-asian="bold" fo:color="#0070C0"/>
    </style:style>
    <style:style style:name="T117" style:parent-style-name="Fonteparág.padrão" style:family="text">
      <style:text-properties fo:color="#0070C0"/>
    </style:style>
    <style:style style:name="T118" style:parent-style-name="Fonteparág.padrão" style:family="text">
      <style:text-properties fo:color="#0070C0"/>
    </style:style>
    <style:style style:name="T119" style:parent-style-name="Fonteparág.padrão" style:family="text">
      <style:text-properties fo:font-weight="bold" style:font-weight-asian="bold" fo:color="#0070C0"/>
    </style:style>
    <style:style style:name="T120" style:parent-style-name="Fonteparág.padrão" style:family="text">
      <style:text-properties fo:color="#0070C0"/>
    </style:style>
    <style:style style:name="T121" style:parent-style-name="Fonteparág.padrão" style:family="text">
      <style:text-properties fo:color="#0070C0"/>
    </style:style>
    <style:style style:name="T122" style:parent-style-name="Fonteparág.padrão" style:family="text">
      <style:text-properties fo:font-weight="bold" style:font-weight-asian="bold" fo:color="#0070C0"/>
    </style:style>
    <style:style style:name="T123" style:parent-style-name="Fonteparág.padrão" style:family="text">
      <style:text-properties fo:color="#0070C0"/>
    </style:style>
    <style:style style:name="T124" style:parent-style-name="Fonteparág.padrão" style:family="text">
      <style:text-properties fo:font-weight="bold" style:font-weight-asian="bold" fo:color="#0070C0"/>
    </style:style>
    <style:style style:name="T125" style:parent-style-name="Fonteparág.padrão" style:family="text">
      <style:text-properties fo:color="#0070C0"/>
    </style:style>
    <style:style style:name="T126" style:parent-style-name="Fonteparág.padrão" style:family="text">
      <style:text-properties fo:color="#0070C0"/>
    </style:style>
    <style:style style:name="P127" style:parent-style-name="Normal" style:family="paragraph">
      <style:paragraph-properties fo:break-before="page" fo:margin-left="4.2333in" fo:text-indent="0in">
        <style:tab-stops/>
      </style:paragraph-properties>
      <style:text-properties fo:font-style="italic" style:font-style-asian="italic" fo:color="#0070C0"/>
    </style:style>
    <style:style style:name="P128" style:parent-style-name="Normal" style:family="paragraph">
      <style:paragraph-properties fo:margin-left="4.2333in" fo:text-indent="0in">
        <style:tab-stops/>
      </style:paragraph-properties>
      <style:text-properties fo:font-style="italic" style:font-style-asian="italic" fo:color="#FF0000"/>
    </style:style>
    <style:style style:name="P129" style:parent-style-name="Normal" style:family="paragraph">
      <style:paragraph-properties fo:margin-left="4.2333in" fo:text-indent="0in">
        <style:tab-stops/>
      </style:paragraph-properties>
      <style:text-properties fo:font-style="italic" style:font-style-asian="italic" fo:color="#FF0000"/>
    </style:style>
    <style:style style:name="P130" style:parent-style-name="Normal" style:family="paragraph">
      <style:paragraph-properties fo:margin-left="4.2333in" fo:text-indent="0in">
        <style:tab-stops/>
      </style:paragraph-properties>
      <style:text-properties fo:font-style="italic" style:font-style-asian="italic" fo:color="#0070C0"/>
    </style:style>
    <style:style style:name="P131" style:parent-style-name="pre" style:family="paragraph">
      <style:paragraph-properties fo:break-before="page" fo:text-indent="0in"/>
    </style:style>
    <style:style style:name="T132" style:parent-style-name="Fonteparág.padrão" style:family="text">
      <style:text-properties fo:font-weight="bold" style:font-weight-asian="bold" fo:color="#0070C0"/>
    </style:style>
    <style:style style:name="T133" style:parent-style-name="Fonteparág.padrão" style:family="text">
      <style:text-properties fo:color="#0070C0"/>
    </style:style>
    <style:style style:name="P134" style:parent-style-name="pre" style:family="paragraph">
      <style:paragraph-properties fo:break-before="page" fo:text-indent="0in"/>
    </style:style>
    <style:style style:name="P135" style:parent-style-name="Normal" style:family="paragraph">
      <style:paragraph-properties>
        <style:tab-stops>
          <style:tab-stop style:type="center" style:position="3.3958in"/>
        </style:tab-stops>
      </style:paragraph-properties>
    </style:style>
    <style:style style:name="T136" style:parent-style-name="Fonteparág.padrão" style:family="text">
      <style:text-properties fo:font-weight="bold" style:font-weight-asian="bold" fo:color="#0070C0"/>
    </style:style>
    <style:style style:name="T137" style:parent-style-name="Fonteparág.padrão" style:family="text">
      <style:text-properties fo:color="#0070C0"/>
    </style:style>
    <style:style style:name="T138" style:parent-style-name="Fonteparág.padrão" style:family="text">
      <style:text-properties fo:color="#0070C0"/>
    </style:style>
    <style:style style:name="P139" style:parent-style-name="Normal" style:family="paragraph">
      <style:text-properties fo:color="#FF0000"/>
    </style:style>
    <style:style style:name="P140" style:parent-style-name="pre" style:family="paragraph">
      <style:paragraph-properties fo:break-before="page" fo:text-indent="0in"/>
    </style:style>
    <style:style style:name="T141" style:parent-style-name="Fonteparág.padrão" style:family="text">
      <style:text-properties fo:font-weight="bold" style:font-weight-asian="bold" fo:color="#0070C0"/>
    </style:style>
    <style:style style:name="T142" style:parent-style-name="Fonteparág.padrão" style:family="text">
      <style:text-properties fo:color="#0070C0"/>
    </style:style>
    <style:style style:name="T143" style:parent-style-name="Fonteparág.padrão" style:family="text">
      <style:text-properties fo:font-weight="bold" style:font-weight-asian="bold" fo:color="#0070C0"/>
    </style:style>
    <style:style style:name="T144" style:parent-style-name="Fonteparág.padrão" style:family="text">
      <style:text-properties fo:color="#0070C0"/>
    </style:style>
    <style:style style:name="T145" style:parent-style-name="Fonteparág.padrão" style:family="text">
      <style:text-properties fo:color="#0070C0"/>
    </style:style>
    <style:style style:name="T146" style:parent-style-name="Fonteparág.padrão" style:family="text">
      <style:text-properties fo:color="#0070C0"/>
    </style:style>
    <style:style style:name="T147" style:parent-style-name="Fonteparág.padrão" style:family="text">
      <style:text-properties fo:font-weight="bold" style:font-weight-asian="bold" fo:color="#0070C0"/>
    </style:style>
    <style:style style:name="T148" style:parent-style-name="Fonteparág.padrão" style:family="text">
      <style:text-properties fo:color="#0070C0"/>
    </style:style>
    <style:style style:name="T149" style:parent-style-name="Fonteparág.padrão" style:family="text">
      <style:text-properties fo:font-weight="bold" style:font-weight-asian="bold" fo:color="#0070C0"/>
    </style:style>
    <style:style style:name="T150" style:parent-style-name="Fonteparág.padrão" style:family="text">
      <style:text-properties fo:color="#0070C0"/>
    </style:style>
    <style:style style:name="T151" style:parent-style-name="Fonteparág.padrão" style:family="text">
      <style:text-properties fo:font-weight="bold" style:font-weight-asian="bold" fo:color="#0070C0"/>
    </style:style>
    <style:style style:name="T152" style:parent-style-name="Fonteparág.padrão" style:family="text">
      <style:text-properties fo:color="#0070C0"/>
    </style:style>
    <style:style style:name="T153" style:parent-style-name="Fonteparág.padrão" style:family="text">
      <style:text-properties fo:color="#0070C0"/>
    </style:style>
    <style:style style:name="P154" style:parent-style-name="Normal" style:family="paragraph">
      <style:text-properties fo:color="#0070C0"/>
    </style:style>
    <style:style style:name="P155" style:parent-style-name="Normal" style:family="paragraph">
      <style:text-properties fo:color="#0070C0"/>
    </style:style>
    <style:style style:name="P156" style:parent-style-name="Normal" style:family="paragraph">
      <style:text-properties fo:color="#0070C0"/>
    </style:style>
    <style:style style:name="P157" style:parent-style-name="Normal" style:family="paragraph">
      <style:text-properties fo:color="#0070C0"/>
    </style:style>
    <style:style style:name="P158" style:parent-style-name="Normal" style:family="paragraph">
      <style:text-properties fo:color="#0070C0"/>
    </style:style>
    <style:style style:name="P159" style:parent-style-name="Normal" style:family="paragraph">
      <style:text-properties fo:color="#0070C0"/>
    </style:style>
    <style:style style:name="P160" style:parent-style-name="pre" style:family="paragraph">
      <style:paragraph-properties fo:text-indent="0in"/>
    </style:style>
    <style:style style:name="P161" style:parent-style-name="pre" style:family="paragraph">
      <style:paragraph-properties fo:text-indent="0in"/>
    </style:style>
    <style:style style:name="P162" style:parent-style-name="pre" style:family="paragraph">
      <style:paragraph-properties fo:text-indent="0in"/>
    </style:style>
    <style:style style:name="P163" style:parent-style-name="TabeladeGrade31" style:family="paragraph">
      <style:paragraph-properties fo:text-align="center"/>
      <style:text-properties style:font-name="Arial" style:font-name-complex="Arial" style:use-window-font-color="true" fo:font-size="20pt" style:font-size-asian="20pt" style:font-size-complex="20pt"/>
    </style:style>
    <style:style style:name="P164" style:parent-style-name="Sumário1" style:family="paragraph">
      <style:paragraph-properties fo:line-height="200%">
        <style:tab-stops>
          <style:tab-stop style:type="right" style:leader-style="dotted" style:leader-text="." style:position="6.293in"/>
        </style:tab-stops>
      </style:paragraph-properties>
    </style:style>
    <style:style style:name="T165" style:parent-style-name="Fonteparág.padrão" style:family="text">
      <style:text-properties style:font-name="Times New Roman" fo:color="#0070C0"/>
    </style:style>
    <style:style style:name="T166" style:parent-style-name="Fonteparág.padrão" style:family="text">
      <style:text-properties style:font-name="Times New Roman" fo:color="#0070C0"/>
    </style:style>
    <style:style style:name="P167" style:parent-style-name="Sumário1" style:family="paragraph">
      <style:paragraph-properties fo:line-height="200%">
        <style:tab-stops>
          <style:tab-stop style:type="right" style:leader-style="dotted" style:leader-text="." style:position="6.293in"/>
        </style:tab-stops>
      </style:paragraph-properties>
    </style:style>
    <style:style style:name="T168" style:parent-style-name="Fonteparág.padrão" style:family="text">
      <style:text-properties style:font-name="Times New Roman" fo:color="#0070C0"/>
    </style:style>
    <style:style style:name="T169" style:parent-style-name="Fonteparág.padrão" style:family="text">
      <style:text-properties style:font-name="Times New Roman" fo:color="#0070C0"/>
    </style:style>
    <style:style style:name="P170" style:parent-style-name="Sumário1" style:family="paragraph">
      <style:paragraph-properties fo:line-height="200%">
        <style:tab-stops>
          <style:tab-stop style:type="right" style:leader-style="dotted" style:leader-text="." style:position="6.293in"/>
        </style:tab-stops>
      </style:paragraph-properties>
    </style:style>
    <style:style style:name="T171" style:parent-style-name="Fonteparág.padrão" style:family="text">
      <style:text-properties style:font-name="Times New Roman" fo:color="#0070C0"/>
    </style:style>
    <style:style style:name="T172" style:parent-style-name="Fonteparág.padrão" style:family="text">
      <style:text-properties style:font-name="Times New Roman" fo:color="#0070C0"/>
    </style:style>
    <style:style style:name="P173" style:parent-style-name="Sumário1" style:family="paragraph">
      <style:paragraph-properties fo:line-height="200%">
        <style:tab-stops>
          <style:tab-stop style:type="right" style:leader-style="dotted" style:leader-text="." style:position="6.293in"/>
        </style:tab-stops>
      </style:paragraph-properties>
    </style:style>
    <style:style style:name="T174" style:parent-style-name="Fonteparág.padrão" style:family="text">
      <style:text-properties style:font-name="Times New Roman" fo:color="#0070C0"/>
    </style:style>
    <style:style style:name="T175" style:parent-style-name="Fonteparág.padrão" style:family="text">
      <style:text-properties style:font-name="Times New Roman" fo:color="#0070C0"/>
    </style:style>
    <style:style style:name="P176" style:parent-style-name="Sumário1" style:family="paragraph">
      <style:paragraph-properties fo:line-height="200%">
        <style:tab-stops>
          <style:tab-stop style:type="right" style:leader-style="dotted" style:leader-text="." style:position="6.293in"/>
        </style:tab-stops>
      </style:paragraph-properties>
    </style:style>
    <style:style style:name="T177" style:parent-style-name="Fonteparág.padrão" style:family="text">
      <style:text-properties style:font-name="Times New Roman" fo:color="#0070C0"/>
    </style:style>
    <style:style style:name="T178" style:parent-style-name="Fonteparág.padrão" style:family="text">
      <style:text-properties style:font-name="Times New Roman" fo:color="#0070C0"/>
    </style:style>
    <style:style style:name="P179" style:parent-style-name="Sumário1" style:family="paragraph">
      <style:paragraph-properties fo:line-height="200%">
        <style:tab-stops>
          <style:tab-stop style:type="right" style:leader-style="dotted" style:leader-text="." style:position="6.293in"/>
        </style:tab-stops>
      </style:paragraph-properties>
    </style:style>
    <style:style style:name="T180" style:parent-style-name="Fonteparág.padrão" style:family="text">
      <style:text-properties style:font-name="Times New Roman" fo:color="#0070C0"/>
    </style:style>
    <style:style style:name="T181" style:parent-style-name="Fonteparág.padrão" style:family="text">
      <style:text-properties style:font-name="Times New Roman" fo:color="#0070C0"/>
    </style:style>
    <style:style style:name="P182" style:parent-style-name="Sumário2" style:family="paragraph">
      <style:paragraph-properties fo:line-height="200%">
        <style:tab-stops>
          <style:tab-stop style:type="right" style:leader-style="dotted" style:leader-text="." style:position="6.1263in"/>
        </style:tab-stops>
      </style:paragraph-properties>
    </style:style>
    <style:style style:name="T183" style:parent-style-name="Fonteparág.padrão" style:family="text">
      <style:text-properties style:font-name="Times New Roman" fo:color="#0070C0"/>
    </style:style>
    <style:style style:name="T184" style:parent-style-name="Fonteparág.padrão" style:family="text">
      <style:text-properties style:font-name="Times New Roman" fo:color="#0070C0"/>
    </style:style>
    <style:style style:name="T185" style:parent-style-name="Fonteparág.padrão" style:family="text">
      <style:text-properties style:font-name="Times New Roman" fo:color="#0070C0"/>
    </style:style>
    <style:style style:name="P186" style:parent-style-name="Sumário2" style:family="paragraph">
      <style:paragraph-properties fo:line-height="200%">
        <style:tab-stops>
          <style:tab-stop style:type="right" style:leader-style="dotted" style:leader-text="." style:position="6.1263in"/>
        </style:tab-stops>
      </style:paragraph-properties>
    </style:style>
    <style:style style:name="T187" style:parent-style-name="Fonteparág.padrão" style:family="text">
      <style:text-properties style:font-name="Times New Roman" fo:color="#0070C0"/>
    </style:style>
    <style:style style:name="T188" style:parent-style-name="Fonteparág.padrão" style:family="text">
      <style:text-properties style:font-name="Times New Roman" fo:color="#0070C0"/>
    </style:style>
    <style:style style:name="P189" style:parent-style-name="Sumário2" style:family="paragraph">
      <style:paragraph-properties fo:line-height="200%">
        <style:tab-stops>
          <style:tab-stop style:type="right" style:leader-style="dotted" style:leader-text="." style:position="6.1263in"/>
        </style:tab-stops>
      </style:paragraph-properties>
    </style:style>
    <style:style style:name="T190" style:parent-style-name="Fonteparág.padrão" style:family="text">
      <style:text-properties style:font-name="Times New Roman" fo:color="#0070C0"/>
    </style:style>
    <style:style style:name="T191" style:parent-style-name="Fonteparág.padrão" style:family="text">
      <style:text-properties style:font-name="Times New Roman" fo:color="#0070C0"/>
    </style:style>
    <style:style style:name="P192" style:parent-style-name="Sumário1" style:family="paragraph">
      <style:paragraph-properties fo:line-height="200%">
        <style:tab-stops>
          <style:tab-stop style:type="right" style:leader-style="dotted" style:leader-text="." style:position="6.293in"/>
        </style:tab-stops>
      </style:paragraph-properties>
    </style:style>
    <style:style style:name="T193" style:parent-style-name="Fonteparág.padrão" style:family="text">
      <style:text-properties style:font-name="Times New Roman" fo:color="#0070C0"/>
    </style:style>
    <style:style style:name="T194" style:parent-style-name="Fonteparág.padrão" style:family="text">
      <style:text-properties style:font-name="Times New Roman" fo:color="#0070C0"/>
    </style:style>
    <style:style style:name="P195" style:parent-style-name="Sumário2" style:family="paragraph">
      <style:paragraph-properties fo:line-height="200%">
        <style:tab-stops>
          <style:tab-stop style:type="right" style:leader-style="dotted" style:leader-text="." style:position="6.1263in"/>
        </style:tab-stops>
      </style:paragraph-properties>
    </style:style>
    <style:style style:name="T196" style:parent-style-name="Fonteparág.padrão" style:family="text">
      <style:text-properties style:font-name="Times New Roman" fo:color="#0070C0"/>
    </style:style>
    <style:style style:name="T197" style:parent-style-name="Fonteparág.padrão" style:family="text">
      <style:text-properties style:font-name="Times New Roman" fo:color="#0070C0"/>
    </style:style>
    <style:style style:name="P198" style:parent-style-name="Sumário2" style:family="paragraph">
      <style:paragraph-properties fo:line-height="200%">
        <style:tab-stops>
          <style:tab-stop style:type="right" style:leader-style="dotted" style:leader-text="." style:position="6.1263in"/>
        </style:tab-stops>
      </style:paragraph-properties>
    </style:style>
    <style:style style:name="T199" style:parent-style-name="Fonteparág.padrão" style:family="text">
      <style:text-properties style:font-name="Times New Roman" fo:color="#0070C0"/>
    </style:style>
    <style:style style:name="T200" style:parent-style-name="Fonteparág.padrão" style:family="text">
      <style:text-properties style:font-name="Times New Roman" fo:color="#0070C0"/>
    </style:style>
    <style:style style:name="P201" style:parent-style-name="Sumário2" style:family="paragraph">
      <style:paragraph-properties fo:line-height="200%">
        <style:tab-stops>
          <style:tab-stop style:type="right" style:leader-style="dotted" style:leader-text="." style:position="6.1263in"/>
        </style:tab-stops>
      </style:paragraph-properties>
    </style:style>
    <style:style style:name="T202" style:parent-style-name="Fonteparág.padrão" style:family="text">
      <style:text-properties style:font-name="Times New Roman" fo:color="#0070C0"/>
    </style:style>
    <style:style style:name="T203" style:parent-style-name="Fonteparág.padrão" style:family="text">
      <style:text-properties style:font-name="Times New Roman" fo:color="#0070C0"/>
    </style:style>
    <style:style style:name="P204" style:parent-style-name="Sumário2" style:family="paragraph">
      <style:paragraph-properties fo:line-height="200%">
        <style:tab-stops>
          <style:tab-stop style:type="right" style:leader-style="dotted" style:leader-text="." style:position="6.1263in"/>
        </style:tab-stops>
      </style:paragraph-properties>
    </style:style>
    <style:style style:name="T205" style:parent-style-name="Fonteparág.padrão" style:family="text">
      <style:text-properties style:font-name="Times New Roman" fo:color="#0070C0"/>
    </style:style>
    <style:style style:name="T206" style:parent-style-name="Fonteparág.padrão" style:family="text">
      <style:text-properties style:font-name="Times New Roman" fo:color="#0070C0"/>
    </style:style>
    <style:style style:name="P207" style:parent-style-name="Sumário1" style:family="paragraph">
      <style:paragraph-properties fo:line-height="200%">
        <style:tab-stops>
          <style:tab-stop style:type="right" style:leader-style="dotted" style:leader-text="." style:position="6.293in"/>
        </style:tab-stops>
      </style:paragraph-properties>
    </style:style>
    <style:style style:name="T208" style:parent-style-name="Fonteparág.padrão" style:family="text">
      <style:text-properties style:font-name="Times New Roman" fo:color="#0070C0"/>
    </style:style>
    <style:style style:name="T209" style:parent-style-name="Fonteparág.padrão" style:family="text">
      <style:text-properties style:font-name="Times New Roman" fo:color="#0070C0"/>
    </style:style>
    <style:style style:name="T210" style:parent-style-name="Fonteparág.padrão" style:family="text">
      <style:text-properties style:font-name="Times New Roman" fo:color="#0070C0"/>
    </style:style>
    <style:style style:name="P211" style:parent-style-name="Sumário2" style:family="paragraph">
      <style:paragraph-properties fo:line-height="200%">
        <style:tab-stops>
          <style:tab-stop style:type="right" style:leader-style="dotted" style:leader-text="." style:position="6.1263in"/>
        </style:tab-stops>
      </style:paragraph-properties>
    </style:style>
    <style:style style:name="T212" style:parent-style-name="Fonteparág.padrão" style:family="text">
      <style:text-properties style:font-name="Times New Roman" fo:color="#0070C0"/>
    </style:style>
    <style:style style:name="T213" style:parent-style-name="Fonteparág.padrão" style:family="text">
      <style:text-properties style:font-name="Times New Roman" fo:color="#0070C0"/>
    </style:style>
    <style:style style:name="P214" style:parent-style-name="Sumário2" style:family="paragraph">
      <style:paragraph-properties fo:line-height="200%">
        <style:tab-stops>
          <style:tab-stop style:type="right" style:leader-style="dotted" style:leader-text="." style:position="6.1263in"/>
        </style:tab-stops>
      </style:paragraph-properties>
    </style:style>
    <style:style style:name="T215" style:parent-style-name="Fonteparág.padrão" style:family="text">
      <style:text-properties style:font-name="Times New Roman" fo:color="#0070C0"/>
    </style:style>
    <style:style style:name="T216" style:parent-style-name="Fonteparág.padrão" style:family="text">
      <style:text-properties style:font-name="Times New Roman" fo:color="#0070C0"/>
    </style:style>
    <style:style style:name="P217" style:parent-style-name="Sumário2" style:family="paragraph">
      <style:paragraph-properties fo:line-height="200%">
        <style:tab-stops>
          <style:tab-stop style:type="right" style:leader-style="dotted" style:leader-text="." style:position="6.1263in"/>
        </style:tab-stops>
      </style:paragraph-properties>
    </style:style>
    <style:style style:name="T218" style:parent-style-name="Fonteparág.padrão" style:family="text">
      <style:text-properties style:font-name="Times New Roman" fo:color="#0070C0"/>
    </style:style>
    <style:style style:name="T219" style:parent-style-name="Fonteparág.padrão" style:family="text">
      <style:text-properties style:font-name="Times New Roman" fo:color="#0070C0"/>
    </style:style>
    <style:style style:name="P220" style:parent-style-name="Sumário2" style:family="paragraph">
      <style:paragraph-properties fo:line-height="200%">
        <style:tab-stops>
          <style:tab-stop style:type="right" style:leader-style="dotted" style:leader-text="." style:position="6.1263in"/>
        </style:tab-stops>
      </style:paragraph-properties>
    </style:style>
    <style:style style:name="T221" style:parent-style-name="Fonteparág.padrão" style:family="text">
      <style:text-properties style:font-name="Times New Roman" fo:color="#0070C0"/>
    </style:style>
    <style:style style:name="T222" style:parent-style-name="Fonteparág.padrão" style:family="text">
      <style:text-properties style:font-name="Times New Roman" fo:color="#0070C0"/>
    </style:style>
    <style:style style:name="P223" style:parent-style-name="Sumário2" style:family="paragraph">
      <style:paragraph-properties fo:line-height="200%">
        <style:tab-stops>
          <style:tab-stop style:type="right" style:leader-style="dotted" style:leader-text="." style:position="6.1263in"/>
        </style:tab-stops>
      </style:paragraph-properties>
    </style:style>
    <style:style style:name="T224" style:parent-style-name="Fonteparág.padrão" style:family="text">
      <style:text-properties style:font-name="Times New Roman" fo:color="#0070C0"/>
    </style:style>
    <style:style style:name="T225" style:parent-style-name="Fonteparág.padrão" style:family="text">
      <style:text-properties style:font-name="Times New Roman" fo:color="#0070C0"/>
    </style:style>
    <style:style style:name="P226" style:parent-style-name="Sumário2" style:family="paragraph">
      <style:paragraph-properties fo:line-height="200%">
        <style:tab-stops>
          <style:tab-stop style:type="right" style:leader-style="dotted" style:leader-text="." style:position="6.1263in"/>
        </style:tab-stops>
      </style:paragraph-properties>
    </style:style>
    <style:style style:name="T227" style:parent-style-name="Fonteparág.padrão" style:family="text">
      <style:text-properties style:font-name="Times New Roman" fo:color="#0070C0"/>
    </style:style>
    <style:style style:name="T228" style:parent-style-name="Fonteparág.padrão" style:family="text">
      <style:text-properties style:font-name="Times New Roman" fo:color="#0070C0"/>
    </style:style>
    <style:style style:name="P229" style:parent-style-name="Sumário1" style:family="paragraph">
      <style:paragraph-properties fo:line-height="200%">
        <style:tab-stops>
          <style:tab-stop style:type="right" style:leader-style="dotted" style:leader-text="." style:position="6.293in"/>
        </style:tab-stops>
      </style:paragraph-properties>
    </style:style>
    <style:style style:name="T230" style:parent-style-name="Fonteparág.padrão" style:family="text">
      <style:text-properties style:font-name="Times New Roman" fo:color="#0070C0"/>
    </style:style>
    <style:style style:name="T231" style:parent-style-name="Fonteparág.padrão" style:family="text">
      <style:text-properties style:font-name="Times New Roman" fo:color="#0070C0"/>
    </style:style>
    <style:style style:name="T232" style:parent-style-name="Fonteparág.padrão" style:family="text">
      <style:text-properties style:font-name="Times New Roman" fo:color="#0070C0"/>
    </style:style>
    <style:style style:name="P233" style:parent-style-name="Sumário2" style:family="paragraph">
      <style:paragraph-properties fo:line-height="200%">
        <style:tab-stops>
          <style:tab-stop style:type="right" style:leader-style="dotted" style:leader-text="." style:position="6.1263in"/>
        </style:tab-stops>
      </style:paragraph-properties>
    </style:style>
    <style:style style:name="T234" style:parent-style-name="Fonteparág.padrão" style:family="text">
      <style:text-properties style:font-name="Times New Roman" fo:color="#0070C0"/>
    </style:style>
    <style:style style:name="T235" style:parent-style-name="Fonteparág.padrão" style:family="text">
      <style:text-properties style:font-name="Times New Roman" fo:color="#0070C0"/>
    </style:style>
    <style:style style:name="P236" style:parent-style-name="Sumário2" style:family="paragraph">
      <style:paragraph-properties fo:line-height="200%">
        <style:tab-stops>
          <style:tab-stop style:type="right" style:leader-style="dotted" style:leader-text="." style:position="6.1263in"/>
        </style:tab-stops>
      </style:paragraph-properties>
    </style:style>
    <style:style style:name="T237" style:parent-style-name="Fonteparág.padrão" style:family="text">
      <style:text-properties style:font-name="Times New Roman" fo:color="#0070C0"/>
    </style:style>
    <style:style style:name="T238" style:parent-style-name="Fonteparág.padrão" style:family="text">
      <style:text-properties style:font-name="Times New Roman" fo:color="#0070C0"/>
    </style:style>
    <style:style style:name="P239" style:parent-style-name="Sumário1" style:family="paragraph">
      <style:paragraph-properties fo:line-height="200%">
        <style:tab-stops>
          <style:tab-stop style:type="right" style:leader-style="dotted" style:leader-text="." style:position="6.293in"/>
        </style:tab-stops>
      </style:paragraph-properties>
    </style:style>
    <style:style style:name="T240" style:parent-style-name="Fonteparág.padrão" style:family="text">
      <style:text-properties style:font-name="Times New Roman" fo:color="#0070C0"/>
    </style:style>
    <style:style style:name="T241" style:parent-style-name="Fonteparág.padrão" style:family="text">
      <style:text-properties style:font-name="Times New Roman" fo:color="#0070C0"/>
    </style:style>
    <style:style style:name="P242" style:parent-style-name="Sumário1" style:family="paragraph">
      <style:paragraph-properties fo:line-height="200%">
        <style:tab-stops>
          <style:tab-stop style:type="right" style:leader-style="dotted" style:leader-text="." style:position="6.293in"/>
        </style:tab-stops>
      </style:paragraph-properties>
    </style:style>
    <style:style style:name="T243" style:parent-style-name="Fonteparág.padrão" style:family="text">
      <style:text-properties style:font-name="Times New Roman" fo:color="#0070C0"/>
    </style:style>
    <style:style style:name="T244" style:parent-style-name="Fonteparág.padrão" style:family="text">
      <style:text-properties style:font-name="Times New Roman" fo:color="#0070C0"/>
    </style:style>
    <style:style style:name="P245" style:parent-style-name="Sumário1" style:family="paragraph">
      <style:paragraph-properties fo:line-height="200%">
        <style:tab-stops>
          <style:tab-stop style:type="right" style:leader-style="dotted" style:leader-text="." style:position="6.293in"/>
        </style:tab-stops>
      </style:paragraph-properties>
    </style:style>
    <style:style style:name="T246" style:parent-style-name="Fonteparág.padrão" style:family="text">
      <style:text-properties style:font-name="Times New Roman" fo:color="#0070C0"/>
    </style:style>
    <style:style style:name="T247" style:parent-style-name="Fonteparág.padrão" style:family="text">
      <style:text-properties style:font-name="Times New Roman" fo:color="#0070C0"/>
    </style:style>
    <style:style style:name="P248" style:parent-style-name="Normal" style:family="paragraph">
      <style:paragraph-properties fo:line-height="200%"/>
    </style:style>
    <style:style style:name="P249" style:parent-style-name="Título1" style:family="paragraph">
      <style:paragraph-properties fo:break-before="page"/>
    </style:style>
    <style:style style:name="T250" style:parent-style-name="Fonteparág.padrão" style:family="text">
      <style:text-properties fo:font-weight="bold" style:font-weight-asian="bold" fo:color="#0070C0"/>
    </style:style>
    <style:style style:name="T251" style:parent-style-name="Fonteparág.padrão" style:family="text">
      <style:text-properties fo:color="#0070C0"/>
    </style:style>
    <style:style style:name="T252" style:parent-style-name="Fonteparág.padrão" style:family="text">
      <style:text-properties fo:color="#0070C0"/>
    </style:style>
    <style:style style:name="T253" style:parent-style-name="Fonteparág.padrão" style:family="text">
      <style:text-properties fo:font-weight="bold" style:font-weight-asian="bold" fo:color="#0070C0"/>
    </style:style>
    <style:style style:name="T254" style:parent-style-name="Fonteparág.padrão" style:family="text">
      <style:text-properties fo:color="#0070C0"/>
    </style:style>
    <style:style style:name="P255" style:parent-style-name="Normal" style:family="paragraph">
      <style:text-properties fo:color="#0070C0"/>
    </style:style>
    <style:style style:name="P256" style:parent-style-name="Normal" style:family="paragraph">
      <style:text-properties fo:color="#0070C0"/>
    </style:style>
    <style:style style:name="P257" style:parent-style-name="Normal" style:family="paragraph">
      <style:text-properties fo:color="#0070C0"/>
    </style:style>
    <style:style style:name="P258" style:parent-style-name="Normal" style:family="paragraph">
      <style:text-properties fo:color="#0070C0"/>
    </style:style>
    <style:style style:name="P259" style:parent-style-name="Normal" style:family="paragraph">
      <style:text-properties fo:color="#0070C0"/>
    </style:style>
    <style:style style:name="P260" style:parent-style-name="Normal" style:family="paragraph">
      <style:text-properties fo:color="#0070C0"/>
    </style:style>
    <style:style style:name="P261" style:parent-style-name="Normal" style:family="paragraph">
      <style:text-properties fo:color="#0070C0"/>
    </style:style>
    <style:style style:name="P262" style:parent-style-name="Normal" style:family="paragraph">
      <style:text-properties fo:color="#0070C0"/>
    </style:style>
    <style:style style:name="P263" style:parent-style-name="Normal" style:family="paragraph">
      <style:text-properties fo:color="#0070C0"/>
    </style:style>
    <style:style style:name="P264" style:parent-style-name="Normal" style:family="paragraph">
      <style:text-properties fo:color="#0070C0"/>
    </style:style>
    <style:style style:name="P265" style:parent-style-name="Normal" style:family="paragraph">
      <style:text-properties fo:color="#0070C0"/>
    </style:style>
    <style:style style:name="P266" style:parent-style-name="Normal" style:family="paragraph">
      <style:text-properties fo:color="#0070C0"/>
    </style:style>
    <style:style style:name="P267" style:parent-style-name="Normal" style:family="paragraph">
      <style:text-properties fo:color="#0070C0"/>
    </style:style>
    <style:style style:name="T268" style:parent-style-name="Fonteparág.padrão" style:family="text">
      <style:text-properties fo:font-weight="bold" style:font-weight-asian="bold" fo:color="#0070C0"/>
    </style:style>
    <style:style style:name="T269" style:parent-style-name="Fonteparág.padrão" style:family="text">
      <style:text-properties fo:color="#0070C0"/>
    </style:style>
    <style:style style:name="T270" style:parent-style-name="Fonteparág.padrão" style:family="text">
      <style:text-properties fo:font-weight="bold" style:font-weight-asian="bold" fo:color="#0070C0"/>
    </style:style>
    <style:style style:name="T271" style:parent-style-name="Fonteparág.padrão" style:family="text">
      <style:text-properties fo:color="#0070C0"/>
    </style:style>
    <style:style style:name="T272" style:parent-style-name="Fonteparág.padrão" style:family="text">
      <style:text-properties fo:font-weight="bold" style:font-weight-asian="bold" fo:color="#0070C0"/>
    </style:style>
    <style:style style:name="T273" style:parent-style-name="Fonteparág.padrão" style:family="text">
      <style:text-properties fo:color="#0070C0"/>
    </style:style>
    <style:style style:name="T274" style:parent-style-name="Fonteparág.padrão" style:family="text">
      <style:text-properties fo:color="#0070C0"/>
    </style:style>
    <style:style style:name="P275" style:parent-style-name="Título1" style:family="paragraph">
      <style:paragraph-properties fo:break-before="page"/>
    </style:style>
    <style:style style:name="T276" style:parent-style-name="Fonteparág.padrão" style:family="text">
      <style:text-properties fo:font-weight="bold" style:font-weight-asian="bold" fo:color="#0070C0"/>
    </style:style>
    <style:style style:name="T277" style:parent-style-name="Fonteparág.padrão" style:family="text">
      <style:text-properties fo:color="#0070C0"/>
    </style:style>
    <style:style style:name="P278" style:parent-style-name="Título1" style:family="paragraph">
      <style:paragraph-properties fo:break-before="page"/>
    </style:style>
    <style:style style:name="T279" style:parent-style-name="Fonteparág.padrão" style:family="text">
      <style:text-properties fo:font-weight="bold" style:font-weight-asian="bold" fo:color="#0070C0"/>
    </style:style>
    <style:style style:name="T280" style:parent-style-name="Fonteparág.padrão" style:family="text">
      <style:text-properties fo:color="#0070C0"/>
    </style:style>
    <style:style style:name="T281" style:parent-style-name="Fonteparág.padrão" style:family="text">
      <style:text-properties fo:font-weight="bold" style:font-weight-asian="bold" fo:color="#0070C0"/>
    </style:style>
    <style:style style:name="T282" style:parent-style-name="Fonteparág.padrão" style:family="text">
      <style:text-properties fo:color="#0070C0"/>
    </style:style>
    <style:style style:name="T283" style:parent-style-name="Fonteparág.padrão" style:family="text">
      <style:text-properties fo:color="#0070C0"/>
    </style:style>
    <style:style style:name="P284" style:parent-style-name="Título1" style:master-page-name="MP3" style:family="paragraph">
      <style:paragraph-properties fo:break-before="page" style:page-number="1"/>
    </style:style>
    <style:style style:name="T287" style:parent-style-name="Fonteparág.padrão" style:family="text">
      <style:text-properties fo:color="#000000"/>
    </style:style>
    <style:style style:name="T288" style:parent-style-name="Fonteparág.padrão" style:family="text">
      <style:text-properties fo:color="#000000"/>
    </style:style>
    <style:style style:name="T289" style:parent-style-name="Fonteparág.padrão" style:family="text">
      <style:text-properties fo:color="#000000"/>
    </style:style>
    <style:style style:name="T290" style:parent-style-name="Fonteparág.padrão" style:family="text">
      <style:text-properties fo:color="#000000"/>
    </style:style>
    <style:style style:name="T291" style:parent-style-name="Fonteparág.padrão" style:family="text">
      <style:text-properties fo:color="#000000" style:font-size-complex="12pt"/>
    </style:style>
    <style:style style:name="T292" style:parent-style-name="Fonteparág.padrão" style:family="text">
      <style:text-properties fo:color="#000000" style:font-size-complex="12pt"/>
    </style:style>
    <style:style style:name="T293" style:parent-style-name="Fonteparág.padrão" style:family="text">
      <style:text-properties style:font-size-complex="12pt"/>
    </style:style>
    <style:style style:name="T294" style:parent-style-name="Fonteparág.padrão" style:family="text">
      <style:text-properties fo:color="#000000" style:font-size-complex="12pt"/>
    </style:style>
    <style:style style:name="T295" style:parent-style-name="Fonteparág.padrão" style:family="text">
      <style:text-properties fo:color="#000000" style:font-size-complex="12pt"/>
    </style:style>
    <style:style style:name="T296" style:parent-style-name="Fonteparág.padrão" style:family="text">
      <style:text-properties fo:color="#000000"/>
    </style:style>
    <style:style style:name="T297" style:parent-style-name="Fonteparág.padrão" style:family="text">
      <style:text-properties fo:color="#000000"/>
    </style:style>
    <style:style style:name="T298" style:parent-style-name="Fonteparág.padrão" style:family="text">
      <style:text-properties fo:color="#000000"/>
    </style:style>
    <style:style style:name="T299" style:parent-style-name="Fonteparág.padrão" style:family="text">
      <style:text-properties fo:font-style="italic" style:font-style-asian="italic" style:font-style-complex="italic" fo:color="#000000"/>
    </style:style>
    <style:style style:name="T300" style:parent-style-name="Fonteparág.padrão" style:family="text">
      <style:text-properties fo:color="#000000"/>
    </style:style>
    <style:style style:name="T301" style:parent-style-name="Fonteparág.padrão" style:family="text">
      <style:text-properties fo:font-style="italic" style:font-style-asian="italic" style:font-style-complex="italic" fo:color="#000000"/>
    </style:style>
    <style:style style:name="T302" style:parent-style-name="Fonteparág.padrão" style:family="text">
      <style:text-properties fo:color="#000000"/>
    </style:style>
    <style:style style:name="T303" style:parent-style-name="Fonteparág.padrão" style:family="text">
      <style:text-properties fo:color="#000000"/>
    </style:style>
    <style:style style:name="T304" style:parent-style-name="Fonteparág.padrão" style:family="text">
      <style:text-properties fo:color="#000000"/>
    </style:style>
    <style:style style:name="P305" style:parent-style-name="Normal" style:family="paragraph">
      <style:text-properties fo:color="#000000"/>
    </style:style>
    <style:style style:name="P306" style:parent-style-name="Normal" style:family="paragraph">
      <style:text-properties fo:color="#0070C0"/>
    </style:style>
    <style:style style:name="P307" style:parent-style-name="Normal" style:family="paragraph">
      <style:text-properties fo:color="#0070C0"/>
    </style:style>
    <style:style style:name="P308" style:parent-style-name="Normal" style:family="paragraph">
      <style:text-properties style:font-size-complex="12pt"/>
    </style:style>
    <style:style style:name="P309" style:parent-style-name="Título1" style:family="paragraph">
      <style:paragraph-properties fo:break-before="page"/>
    </style:style>
    <style:style style:name="T310" style:parent-style-name="Fonteparág.padrão" style:family="text">
      <style:text-properties fo:font-style="italic" style:font-style-asian="italic"/>
    </style:style>
    <style:style style:name="T311" style:parent-style-name="Fonteparág.padrão" style:family="text">
      <style:text-properties fo:font-style="italic" style:font-style-asian="italic"/>
    </style:style>
    <style:style style:name="T312" style:parent-style-name="Fonteparág.padrão" style:family="text">
      <style:text-properties fo:color="#000000" style:font-size-complex="12pt"/>
    </style:style>
    <style:style style:name="T313" style:parent-style-name="Fonteparág.padrão" style:family="text">
      <style:text-properties fo:color="#000000" style:font-size-complex="12pt"/>
    </style:style>
    <style:style style:name="T314" style:parent-style-name="Fonteparág.padrão" style:family="text">
      <style:text-properties fo:font-style="italic" style:font-style-asian="italic" fo:color="#000000" style:font-size-complex="12pt"/>
    </style:style>
    <style:style style:name="T315" style:parent-style-name="Fonteparág.padrão" style:family="text">
      <style:text-properties fo:color="#000000" style:font-size-complex="12pt"/>
    </style:style>
    <style:style style:name="T316" style:parent-style-name="Fonteparág.padrão" style:family="text">
      <style:text-properties fo:font-style="italic" style:font-style-asian="italic" fo:color="#000000" style:font-size-complex="12pt"/>
    </style:style>
    <style:style style:name="T317" style:parent-style-name="Fonteparág.padrão" style:family="text">
      <style:text-properties fo:color="#000000" style:font-size-complex="12pt"/>
    </style:style>
    <style:style style:name="T318" style:parent-style-name="Fonteparág.padrão" style:family="text">
      <style:text-properties style:font-size-complex="12pt"/>
    </style:style>
    <style:style style:name="T319" style:parent-style-name="Fonteparág.padrão" style:family="text">
      <style:text-properties style:font-size-complex="12pt" fo:background-color="#FFFFFF"/>
    </style:style>
    <style:style style:name="T320" style:parent-style-name="Fonteparág.padrão" style:family="text">
      <style:text-properties fo:color="#000000" style:font-size-complex="12pt"/>
    </style:style>
    <style:style style:name="T321" style:parent-style-name="Fonteparág.padrão" style:family="text">
      <style:text-properties style:font-size-complex="12pt"/>
    </style:style>
    <style:style style:name="T322" style:parent-style-name="Fonteparág.padrão" style:family="text">
      <style:text-properties fo:color="#000000" style:font-size-complex="12pt"/>
    </style:style>
    <style:style style:name="T323" style:parent-style-name="Fonteparág.padrão" style:family="text">
      <style:text-properties style:font-size-complex="12pt" fo:background-color="#FFFFFF"/>
    </style:style>
    <style:style style:name="T324" style:parent-style-name="Fonteparág.padrão" style:family="text">
      <style:text-properties fo:font-style="italic" style:font-style-asian="italic" style:font-size-complex="12pt" fo:background-color="#FFFFFF"/>
    </style:style>
    <style:style style:name="T325" style:parent-style-name="Fonteparág.padrão" style:family="text">
      <style:text-properties fo:font-style="italic" style:font-style-asian="italic" style:font-size-complex="12pt" fo:background-color="#FFFFFF"/>
    </style:style>
    <style:style style:name="T326" style:parent-style-name="Fonteparág.padrão" style:family="text">
      <style:text-properties style:font-size-complex="12pt" fo:background-color="#FFFFFF"/>
    </style:style>
    <style:style style:name="P327" style:parent-style-name="Normal" style:family="paragraph">
      <style:paragraph-properties fo:text-indent="0in"/>
    </style:style>
    <style:style style:name="P328" style:parent-style-name="Normal" style:family="paragraph">
      <style:paragraph-properties style:text-autospace="none" style:vertical-align="auto" fo:margin-top="0in" fo:margin-bottom="0in" fo:text-indent="0.4916in"/>
      <style:text-properties style:font-size-complex="12pt" fo:hyphenate="true"/>
    </style:style>
    <style:style style:name="P329" style:parent-style-name="Normal" style:family="paragraph">
      <style:paragraph-properties style:text-autospace="none" style:vertical-align="auto" fo:margin-top="0in" fo:margin-bottom="0in" fo:text-indent="0.4916in"/>
      <style:text-properties fo:hyphenate="true"/>
    </style:style>
    <style:style style:name="T330" style:parent-style-name="Fonteparág.padrão" style:family="text">
      <style:text-properties style:font-size-complex="12pt"/>
    </style:style>
    <style:style style:name="T331" style:parent-style-name="Fonteparág.padrão" style:family="text">
      <style:text-properties style:font-size-complex="12pt"/>
    </style:style>
    <style:style style:name="T332" style:parent-style-name="Fonteparág.padrão" style:family="text">
      <style:text-properties fo:font-style="italic" style:font-style-asian="italic" style:font-size-complex="12pt"/>
    </style:style>
    <style:style style:name="T333" style:parent-style-name="Fonteparág.padrão" style:family="text">
      <style:text-properties style:font-size-complex="12pt"/>
    </style:style>
    <style:style style:name="T334" style:parent-style-name="Fonteparág.padrão" style:family="text">
      <style:text-properties fo:font-style="italic" style:font-style-asian="italic" style:font-size-complex="12pt"/>
    </style:style>
    <style:style style:name="T335" style:parent-style-name="Fonteparág.padrão" style:family="text">
      <style:text-properties style:font-size-complex="12pt"/>
    </style:style>
    <style:style style:name="T336" style:parent-style-name="Fonteparág.padrão" style:family="text">
      <style:text-properties style:font-size-complex="12pt"/>
    </style:style>
    <style:style style:name="P337" style:parent-style-name="Normal" style:family="paragraph">
      <style:paragraph-properties style:text-autospace="none" style:vertical-align="auto" fo:margin-top="0in" fo:margin-bottom="0in" fo:text-indent="0.4916in"/>
      <style:text-properties fo:hyphenate="true"/>
    </style:style>
    <style:style style:name="T338" style:parent-style-name="Fonteparág.padrão" style:family="text">
      <style:text-properties style:font-size-complex="12pt"/>
    </style:style>
    <style:style style:name="T339" style:parent-style-name="Fonteparág.padrão" style:family="text">
      <style:text-properties fo:font-style="italic" style:font-style-asian="italic" style:font-size-complex="12pt"/>
    </style:style>
    <style:style style:name="T340" style:parent-style-name="Fonteparág.padrão" style:family="text">
      <style:text-properties style:font-size-complex="12pt"/>
    </style:style>
    <style:style style:name="T341" style:parent-style-name="Fonteparág.padrão" style:family="text">
      <style:text-properties style:font-size-complex="12pt"/>
    </style:style>
    <style:style style:name="T342" style:parent-style-name="Fonteparág.padrão" style:family="text">
      <style:text-properties style:font-size-complex="12pt"/>
    </style:style>
    <style:style style:name="T343" style:parent-style-name="Fonteparág.padrão" style:family="text">
      <style:text-properties style:font-size-complex="12pt"/>
    </style:style>
    <style:style style:name="T344" style:parent-style-name="Fonteparág.padrão" style:family="text">
      <style:text-properties style:font-size-complex="12pt"/>
    </style:style>
    <style:style style:name="T345" style:parent-style-name="Fonteparág.padrão" style:family="text">
      <style:text-properties style:font-size-complex="12pt"/>
    </style:style>
    <style:style style:name="T346" style:parent-style-name="Fonteparág.padrão" style:family="text">
      <style:text-properties style:font-size-complex="12pt"/>
    </style:style>
    <style:style style:name="T347" style:parent-style-name="Fonteparág.padrão" style:family="text">
      <style:text-properties style:font-size-complex="12pt"/>
    </style:style>
    <style:style style:name="P348" style:parent-style-name="Normal" style:family="paragraph">
      <style:paragraph-properties style:text-autospace="none" style:vertical-align="auto" fo:margin-top="0in" fo:margin-bottom="0in" fo:text-indent="0.4916in"/>
      <style:text-properties fo:hyphenate="true"/>
    </style:style>
    <style:style style:name="T349" style:parent-style-name="Fonteparág.padrão" style:family="text">
      <style:text-properties style:font-size-complex="12pt"/>
    </style:style>
    <style:style style:name="P350" style:parent-style-name="Título2" style:family="paragraph">
      <style:paragraph-properties fo:text-indent="0.4916in"/>
    </style:style>
    <style:style style:name="T351" style:parent-style-name="Fonteparág.padrão" style:family="text">
      <style:text-properties fo:color="#000000"/>
    </style:style>
    <style:style style:name="P352" style:parent-style-name="Normal" style:family="paragraph">
      <style:text-properties fo:color="#000000"/>
    </style:style>
    <style:style style:name="T353" style:parent-style-name="Fonteparág.padrão" style:family="text">
      <style:text-properties style:font-name="Times New Roman" style:font-name-complex="Times New Roman" fo:font-weight="normal" style:font-weight-asian="normal" fo:color="#000000" fo:font-size="12pt" style:font-size-asian="12pt" style:font-size-complex="12pt"/>
    </style:style>
    <style:style style:name="T354" style:parent-style-name="Fonteparág.padrão" style:family="text">
      <style:text-properties style:font-name="Times New Roman" style:font-name-complex="Times New Roman" fo:font-weight="normal" style:font-weight-asian="normal" fo:color="#000000" fo:font-size="12pt" style:font-size-asian="12pt" style:font-size-complex="12pt"/>
    </style:style>
    <style:style style:name="T355" style:parent-style-name="Fonteparág.padrão" style:family="text">
      <style:text-properties style:font-name="Times New Roman" style:font-name-complex="Times New Roman" fo:font-weight="normal" style:font-weight-asian="normal" fo:color="#000000" fo:font-size="12pt" style:font-size-asian="12pt" style:font-size-complex="12pt"/>
    </style:style>
    <style:style style:name="P356" style:parent-style-name="Título2" style:family="paragraph">
      <style:paragraph-properties fo:text-indent="0.4916in"/>
      <style:text-properties style:font-name="Times New Roman" style:font-name-complex="Times New Roman" fo:font-weight="normal" style:font-weight-asian="normal" fo:color="#000000" fo:font-size="12pt" style:font-size-asian="12pt" style:font-size-complex="12pt"/>
    </style:style>
    <style:style style:name="P357" style:parent-style-name="Normal" style:family="paragraph">
      <style:text-properties fo:color="#000000"/>
    </style:style>
    <style:style style:name="P358" style:parent-style-name="Normal" style:family="paragraph">
      <style:text-properties fo:color="#000000"/>
    </style:style>
    <style:style style:name="P359" style:parent-style-name="Normal" style:family="paragraph">
      <style:text-properties fo:color="#000000"/>
    </style:style>
    <style:style style:name="P360" style:parent-style-name="Normal" style:family="paragraph">
      <style:text-properties fo:color="#000000"/>
    </style:style>
    <style:style style:name="P361" style:parent-style-name="Normal" style:family="paragraph">
      <style:text-properties fo:color="#000000"/>
    </style:style>
    <style:style style:name="P362" style:parent-style-name="Normal" style:family="paragraph">
      <style:text-properties fo:color="#000000"/>
    </style:style>
    <style:style style:name="P363" style:parent-style-name="Normal" style:family="paragraph">
      <style:text-properties fo:color="#000000"/>
    </style:style>
    <style:style style:name="P364" style:parent-style-name="Normal" style:family="paragraph">
      <style:text-properties fo:color="#000000"/>
    </style:style>
    <style:style style:name="P365" style:parent-style-name="Normal" style:family="paragraph">
      <style:text-properties fo:color="#000000"/>
    </style:style>
    <style:style style:name="P366" style:parent-style-name="Normal" style:family="paragraph">
      <style:text-properties fo:color="#000000"/>
    </style:style>
    <style:style style:name="P367" style:parent-style-name="Normal" style:family="paragraph">
      <style:text-properties fo:color="#000000"/>
    </style:style>
    <style:style style:name="P368" style:parent-style-name="Normal" style:family="paragraph">
      <style:text-properties fo:color="#000000"/>
    </style:style>
    <style:style style:name="P369" style:parent-style-name="Normal" style:family="paragraph">
      <style:text-properties fo:color="#0070C0"/>
    </style:style>
    <style:style style:name="P370" style:parent-style-name="Normal" style:family="paragraph">
      <style:text-properties fo:color="#0070C0"/>
    </style:style>
    <style:style style:name="P371" style:parent-style-name="Normal" style:family="paragraph">
      <style:text-properties fo:color="#0070C0"/>
    </style:style>
    <style:style style:name="P372" style:parent-style-name="Normal" style:family="paragraph">
      <style:text-properties fo:color="#0070C0"/>
    </style:style>
    <style:style style:name="P373" style:parent-style-name="Normal" style:family="paragraph">
      <style:text-properties fo:color="#0070C0"/>
    </style:style>
    <style:style style:name="P374" style:parent-style-name="Normal" style:family="paragraph">
      <style:text-properties fo:color="#0070C0"/>
    </style:style>
    <style:style style:name="P375" style:parent-style-name="Normal" style:family="paragraph">
      <style:text-properties fo:color="#0070C0"/>
    </style:style>
    <style:style style:name="P376" style:parent-style-name="Normal" style:family="paragraph">
      <style:text-properties fo:color="#0070C0"/>
    </style:style>
    <style:style style:name="P377" style:parent-style-name="NormalWeb" style:family="paragraph">
      <style:paragraph-properties fo:margin-top="0in" fo:margin-bottom="0in">
        <style:tab-stops>
          <style:tab-stop style:type="left" style:position="0.4979in"/>
        </style:tab-stops>
      </style:paragraph-properties>
      <style:text-properties style:font-name="Verdana" fo:language="pt" fo:country="BR"/>
    </style:style>
    <style:style style:name="P378" style:parent-style-name="Normal" style:family="paragraph">
      <style:text-properties fo:color="#0070C0"/>
    </style:style>
    <style:style style:name="P379" style:parent-style-name="Normal" style:family="paragraph">
      <style:text-properties fo:color="#FF0000"/>
    </style:style>
    <style:style style:name="P380" style:parent-style-name="Normal" style:family="paragraph">
      <style:text-properties fo:color="#0070C0"/>
    </style:style>
    <style:style style:name="P381" style:parent-style-name="Normal" style:family="paragraph">
      <style:text-properties fo:color="#FF0000"/>
    </style:style>
    <style:style style:name="P382" style:parent-style-name="Normal" style:family="paragraph">
      <style:text-properties fo:color="#0070C0"/>
    </style:style>
    <style:style style:name="P383" style:parent-style-name="Título1" style:family="paragraph">
      <style:paragraph-properties fo:break-before="page"/>
    </style:style>
    <style:style style:name="P384" style:parent-style-name="Normal" style:family="paragraph">
      <style:paragraph-properties fo:line-height="100%"/>
      <style:text-properties fo:color="#0070C0"/>
    </style:style>
    <style:style style:name="T385" style:parent-style-name="Fonteparág.padrão" style:family="text">
      <style:text-properties fo:color="#0070C0"/>
    </style:style>
    <style:style style:name="T386" style:parent-style-name="Fonteparág.padrão" style:family="text">
      <style:text-properties fo:color="#0070C0" style:font-size-complex="12pt"/>
    </style:style>
    <style:style style:name="T387" style:parent-style-name="Fonteparág.padrão" style:family="text">
      <style:text-properties fo:color="#0070C0" style:font-size-complex="12pt"/>
    </style:style>
    <style:style style:name="T388" style:parent-style-name="Fonteparág.padrão" style:family="text">
      <style:text-properties fo:color="#0070C0"/>
    </style:style>
    <style:style style:name="T389" style:parent-style-name="Fonteparág.padrão" style:family="text">
      <style:text-properties fo:color="#0070C0" style:font-size-complex="12pt"/>
    </style:style>
    <style:style style:name="T390" style:parent-style-name="Fonteparág.padrão" style:family="text">
      <style:text-properties fo:color="#0070C0" style:font-size-complex="12pt"/>
    </style:style>
    <style:style style:name="T391" style:parent-style-name="Fonteparág.padrão" style:family="text">
      <style:text-properties fo:color="#0070C0"/>
    </style:style>
    <style:style style:name="T392" style:parent-style-name="Fonteparág.padrão" style:family="text">
      <style:text-properties fo:color="#0070C0" style:font-size-complex="12pt"/>
    </style:style>
    <style:style style:name="T393" style:parent-style-name="Fonteparág.padrão" style:family="text">
      <style:text-properties fo:color="#0070C0" style:font-size-complex="12pt"/>
    </style:style>
    <style:style style:name="P394" style:parent-style-name="Normal" style:family="paragraph">
      <style:text-properties fo:color="#FF0000" style:font-size-complex="12pt"/>
    </style:style>
    <style:style style:name="P395" style:parent-style-name="Normal" style:family="paragraph">
      <style:text-properties fo:color="#0070C0" style:font-size-complex="12pt"/>
    </style:style>
    <style:style style:name="P396" style:parent-style-name="Normal" style:family="paragraph">
      <style:text-properties fo:color="#0070C0" style:font-size-complex="12pt"/>
    </style:style>
    <style:style style:name="P397" style:parent-style-name="Normal" style:family="paragraph">
      <style:text-properties fo:color="#FF0000" style:font-size-complex="12pt"/>
    </style:style>
    <style:style style:name="P398" style:parent-style-name="Título1" style:family="paragraph">
      <style:paragraph-properties fo:break-before="page"/>
    </style:style>
    <style:style style:name="T399" style:parent-style-name="Fonteparág.padrão" style:family="text">
      <style:text-properties fo:font-weight="bold" style:font-weight-asian="bold" fo:color="#0070C0"/>
    </style:style>
    <style:style style:name="T400" style:parent-style-name="Fonteparág.padrão" style:family="text">
      <style:text-properties fo:color="#0070C0"/>
    </style:style>
    <style:style style:name="T401" style:parent-style-name="Fonteparág.padrão" style:family="text">
      <style:text-properties fo:color="#0070C0" style:text-underline-type="single" style:text-underline-style="solid" style:text-underline-width="auto" style:text-underline-mode="continuous"/>
    </style:style>
    <style:style style:name="T402" style:parent-style-name="Fonteparág.padrão" style:family="text">
      <style:text-properties fo:color="#0070C0"/>
    </style:style>
    <style:style style:name="T403" style:parent-style-name="Fonteparág.padrão" style:family="text">
      <style:text-properties fo:color="#0070C0"/>
    </style:style>
    <style:style style:name="T404" style:parent-style-name="Fonteparág.padrão" style:family="text">
      <style:text-properties fo:font-weight="bold" style:font-weight-asian="bold" fo:color="#0070C0"/>
    </style:style>
    <style:style style:name="T405" style:parent-style-name="Fonteparág.padrão" style:family="text">
      <style:text-properties fo:color="#0070C0"/>
    </style:style>
    <style:style style:name="T406" style:parent-style-name="Fonteparág.padrão" style:family="text">
      <style:text-properties fo:font-weight="bold" style:font-weight-asian="bold" fo:color="#0070C0"/>
    </style:style>
    <style:style style:name="T407" style:parent-style-name="Fonteparág.padrão" style:family="text">
      <style:text-properties fo:color="#0070C0"/>
    </style:style>
    <style:style style:name="T408" style:parent-style-name="Fonteparág.padrão" style:family="text">
      <style:text-properties fo:color="#0070C0"/>
    </style:style>
    <style:style style:name="T409" style:parent-style-name="Fonteparág.padrão" style:family="text">
      <style:text-properties fo:font-weight="bold" style:font-weight-asian="bold" fo:color="#0070C0"/>
    </style:style>
    <style:style style:name="T410" style:parent-style-name="Fonteparág.padrão" style:family="text">
      <style:text-properties fo:color="#0070C0"/>
    </style:style>
    <style:style style:name="T411" style:parent-style-name="Fonteparág.padrão" style:family="text">
      <style:text-properties fo:font-weight="bold" style:font-weight-asian="bold" fo:color="#0070C0"/>
    </style:style>
    <style:style style:name="T412" style:parent-style-name="Fonteparág.padrão" style:family="text">
      <style:text-properties fo:color="#0070C0"/>
    </style:style>
    <style:style style:name="P413" style:parent-style-name="Normal" style:family="paragraph">
      <style:text-properties fo:color="#0070C0" fo:language="en" fo:country="US"/>
    </style:style>
    <style:style style:name="P414"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P415" style:parent-style-name="Normal" style:family="paragraph">
      <style:text-properties fo:color="#FF0000" fo:language="en" fo:country="US"/>
    </style:style>
    <style:style style:name="P416" style:parent-style-name="Título1" style:family="paragraph">
      <style:paragraph-properties fo:break-before="page"/>
    </style:style>
    <style:style style:name="T417" style:parent-style-name="Fonteparág.padrão" style:family="text">
      <style:text-properties fo:color="#000000"/>
    </style:style>
    <style:style style:name="T418" style:parent-style-name="Fonteparág.padrão" style:family="text">
      <style:text-properties fo:font-weight="bold" style:font-weight-asian="bold" fo:color="#0070C0"/>
    </style:style>
    <style:style style:name="T419" style:parent-style-name="Fonteparág.padrão" style:family="text">
      <style:text-properties fo:color="#0070C0"/>
    </style:style>
    <style:style style:name="T420" style:parent-style-name="Fonteparág.padrão" style:family="text">
      <style:text-properties fo:color="#0070C0"/>
    </style:style>
    <style:style style:name="T421" style:parent-style-name="Fonteparág.padrão" style:family="text">
      <style:text-properties fo:font-weight="bold" style:font-weight-asian="bold" fo:color="#0070C0"/>
    </style:style>
    <style:style style:name="T422" style:parent-style-name="Fonteparág.padrão" style:family="text">
      <style:text-properties fo:color="#0070C0"/>
    </style:style>
    <style:style style:name="T423" style:parent-style-name="Fonteparág.padrão" style:family="text">
      <style:text-properties fo:font-weight="bold" style:font-weight-asian="bold" fo:color="#0070C0"/>
    </style:style>
    <style:style style:name="T424" style:parent-style-name="Fonteparág.padrão" style:family="text">
      <style:text-properties fo:font-weight="bold" style:font-weight-asian="bold" fo:color="#0070C0"/>
    </style:style>
    <style:style style:name="T425" style:parent-style-name="Fonteparág.padrão" style:family="text">
      <style:text-properties fo:color="#0070C0"/>
    </style:style>
    <style:style style:name="P426" style:parent-style-name="Título1" style:family="paragraph">
      <style:paragraph-properties fo:break-before="page"/>
    </style:style>
    <style:style style:name="T427" style:parent-style-name="Fonteparág.padrão" style:family="text">
      <style:text-properties fo:color="#000000"/>
    </style:style>
    <style:style style:name="T428" style:parent-style-name="Fonteparág.padrão" style:family="text">
      <style:text-properties fo:font-weight="bold" style:font-weight-asian="bold" fo:color="#0070C0"/>
    </style:style>
    <style:style style:name="T429" style:parent-style-name="Fonteparág.padrão" style:family="text">
      <style:text-properties fo:color="#0070C0"/>
    </style:style>
    <style:style style:name="T430" style:parent-style-name="Fonteparág.padrão" style:family="text">
      <style:text-properties fo:font-weight="bold" style:font-weight-asian="bold" fo:color="#0070C0"/>
    </style:style>
    <style:style style:name="T431" style:parent-style-name="Fonteparág.padrão" style:family="text">
      <style:text-properties fo:color="#0070C0"/>
    </style:style>
    <style:style style:name="T432" style:parent-style-name="Fonteparág.padrão" style:family="text">
      <style:text-properties fo:color="#0070C0"/>
    </style:style>
    <style:style style:name="T433" style:parent-style-name="Fonteparág.padrão" style:family="text">
      <style:text-properties fo:font-weight="bold" style:font-weight-asian="bold" fo:color="#0070C0"/>
    </style:style>
    <style:style style:name="T434" style:parent-style-name="Fonteparág.padrão" style:family="text">
      <style:text-properties fo:color="#0070C0"/>
    </style:style>
    <style:style style:name="T435" style:parent-style-name="Fonteparág.padrão" style:family="text">
      <style:text-properties fo:font-weight="bold" style:font-weight-asian="bold" fo:color="#0070C0"/>
    </style:style>
    <style:style style:name="T436" style:parent-style-name="Fonteparág.padrão" style:family="text">
      <style:text-properties fo:color="#0070C0"/>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frame draw:z-index="2" draw:id="id1" draw:style-name="a1" draw:name="Text Box 12" text:anchor-type="paragraph" svg:x="0.328in" svg:y="2.3736in" svg:width="4.83125in" svg:height="1.6125in" style:rel-width="scale" style:rel-height="scale"><draw:text-box><text:p text:style-name="P10"/><text:p text:style-name="P11">Aplicação de deep learning em dispositivos Android</text:p><text:p text:style-name="P12"/><text:p text:style-name="P13"/><text:p text:style-name="P14"><text:span text:style-name="T15">Tiago de Miranda Leite</text:span></text:p><text:p text:style-name="P16"/><text:p text:style-name="P17"/><text:p text:style-name="P18"/><text:p text:style-name="P19"><text:span text:style-name="T20">[Nome do Aluno]</text:span></text:p></draw:text-box><svg:title/><svg:desc/></draw:frame><draw:connector draw:type="line" svg:x1="0.328in" svg:y1="2.3457in" svg:x2="5.35578in" svg:y2="2.3457in" draw:z-index="251659264" draw:id="id2" draw:style-name="a2" draw:name="Line 11" text:anchor-type="paragraph"><svg:title/><svg:desc/></draw:connector></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text:span text:style-name="T57"><draw:frame draw:style-name="a3" draw:name="Imagem 1" text:anchor-type="as-char" svg:x="0in" svg:y="0in" svg:width="2.302in" svg:height="1.0102in" style:rel-width="scale" style:rel-height="scale"><draw:image xlink:href="media/image1.png" xlink:type="simple" xlink:show="embed" xlink:actuate="onLoad"/><svg:title/><svg:desc>logopreto</svg:desc></draw:frame></text:span></text:p>
      <text:p text:style-name="P58"/>
      <text:p text:style-name="P61"/>
      <text:p text:style-name="P62"/>
      <text:p text:style-name="P63"/>
      <text:p text:style-name="P64"/>
      <text:p text:style-name="P65"/>
      <text:p text:style-name="P66"/>
      <text:p text:style-name="P67"/>
      <text:p text:style-name="P68">Aplicação de deep learning em dispositivos Android</text:p>
      <text:p text:style-name="P69"/>
      <text:p text:style-name="P70"/>
      <text:p text:style-name="P71"/>
      <text:p text:style-name="P72"><text:span text:style-name="T73">Tiago de Miranda Leite</text:span></text:p>
      <text:p text:style-name="P74"/>
      <text:p text:style-name="P75"/>
      <text:h text:style-name="P76" text:outline-level="5"><text:span text:style-name="T77">Orientador:<text:s/></text:span><text:span text:style-name="T78">João do Espírito Santo Batista Neto</text:span></text:h>
      <text:h text:style-name="P79" text:outline-level="8"/>
      <text:h text:style-name="P80" text:outline-level="8"/>
      <text:p text:style-name="P81"/>
      <text:p text:style-name="P82"/>
      <text:p text:style-name="P83"/>
      <text:p text:style-name="P84"/>
      <text:p text:style-name="P85"/>
      <text:p text:style-name="P86"/>
      <table:table table:style-name="Table87">
        <table:table-columns>
          <table:table-column table:style-name="TableColumn88"/>
        </table:table-columns>
        <table:table-row table:style-name="TableRow89">
          <table:table-cell table:style-name="TableCell90">
            <text:p text:style-name="P91"><text:span text:style-name="T92">Monografia de conclusão de curso apresentada ao Instituto de Ciências<text:s/></text:span><text:span text:style-name="T93">Matemáticas e de Computação – ICMC-USP - para obtenção do título de Bacharel em</text:span><text:span text:style-name="T94"><text:s/></text:span><text:span text:style-name="T95">Ciências de Computação.</text:span></text:p>
          </table:table-cell>
        </table:table-row>
        <table:table-row table:style-name="TableRow96">
          <table:table-cell table:style-name="TableCell97">
            <text:p text:style-name="P98"/>
            <text:p text:style-name="P99"><text:span text:style-name="T100">Área de Concentração:<text:s/></text:span><text:span text:style-name="T101">Inteligência Artificial</text:span></text:p>
          </table:table-cell>
        </table:table-row>
      </table:table>
      <text:p text:style-name="P102"/>
      <text:p text:style-name="P103"/>
      <text:p text:style-name="P104"/>
      <text:p text:style-name="P105">USP – São Carlos</text:p>
      <text:p text:style-name="P106"><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107">Novembro</text:span><text:span text:style-name="T108"><text:s/>de 2015</text:span></text:p>
      <text:soft-page-break/>
      <text:p text:style-name="P109">LEIA COM ATENÇÃO:</text:p>
      <text:p text:style-name="Normal"><text:span text:style-name="T112">Observação 1:<text:s/></text:span><text:span text:style-name="T113">Este documento é uma<text:s/></text:span><text:span text:style-name="T114">recomendação</text:span><text:span text:style-name="T115"><text:s/>para a formatação da monografia, contendo inclusive itens que são esperados no texto da monografia. Contudo, o aluno tem a liberdade de inserir outros capítulos/seções ou reestruturá-la, caso seja necessário.</text:span></text:p>
      <text:p text:style-name="Normal"><text:span text:style-name="T116">Observação 2:<text:s/></text:span><text:span text:style-name="T117">O texto da monografi</text:span><text:span text:style-name="T118">a (marcado como estilo normal do Word) deve utilizar fonte Times New Roman tamanho 12pt com espaçamento 1,5 entre linhas, conforme já configurado neste documento. Utilizar papel A4.</text:span></text:p>
      <text:p text:style-name="Normal"><text:span text:style-name="T119">Observação 3:<text:s/></text:span><text:span text:style-name="T120">Margens: Superior e esquerda: 3,0 cm; Inferior e direita:<text:s/></text:span><text:span text:style-name="T121">2,0 cm</text:span></text:p>
      <text:p text:style-name="Normal"><text:span text:style-name="T122">Observação 4:</text:span><text:span text:style-name="T123"><text:s/>Sugere-se que a monografia tenha entre 12 a 20 páginas de texto (Introdução à Conclusão).</text:span></text:p>
      <text:p text:style-name="Normal"><text:span text:style-name="T124">Observação 5:</text:span><text:span text:style-name="T125"><text:s/>Outras recomendações: (i) Substituir todos os textos marcados em azul; e (ii) Seções que forem opcionais e não forem utilizadas na<text:s/></text:span><text:span text:style-name="T126">monografia podem ser retiradas.</text:span></text:p>
      <text:p text:style-name="P127"/>
      <text:p text:style-name="P128"/>
      <text:p text:style-name="P129"/>
      <text:p text:style-name="P130">Coloque a epígrafe nesta página se desejar.</text:p>
      <text:soft-page-break/>
      <text:p text:style-name="P131">Dedicatória</text:p>
      <text:p text:style-name="Normal"><text:span text:style-name="T132">Observação 1:</text:span><text:span text:style-name="T133"><text:s/>Este item é opcional.</text:span></text:p>
      <text:p text:style-name="pre"/>
      <text:soft-page-break/>
      <text:p text:style-name="P134">Agradecimentos</text:p>
      <text:p text:style-name="P135"><text:span text:style-name="T136">Observação 1:</text:span><text:span text:style-name="T137"><text:s/>Este item é opcional.</text:span><text:span text:style-name="T138"><text:tab/></text:span></text:p>
      <text:p text:style-name="P139"/>
      <text:p text:style-name="pre"/>
      <text:soft-page-break/>
      <text:p text:style-name="P140">Resumo</text:p>
      <text:p text:style-name="Normal"><text:span text:style-name="T141">Observação 1:</text:span><text:span text:style-name="T142"><text:s/>Este item é obrigatório.</text:span></text:p>
      <text:p text:style-name="Normal"><text:span text:style-name="T143">Observação 2:</text:span><text:span text:style-name="T144"><text:s text:c="2"/>O resumo deve</text:span><text:span text:style-name="T145"><text:s/>apresentar de forma concisa os pontos relevantes do texto. Deve descrever, de maneira objetiva e sucinta, o propósito da monografia, o objetivo do trabalho, sua relevância para a área de pesquisa onde está inserido, a metodologia empregada, e os resultado</text:span><text:span text:style-name="T146">s obtidos.</text:span></text:p>
      <text:p text:style-name="Normal"><text:span text:style-name="T147">Observação 3:</text:span><text:span text:style-name="T148"><text:s text:c="3"/>Deve ser redigido em parágrafo único, através de uma sequência de frases concisas e objetivas e com espaçamento duplo.</text:span></text:p>
      <text:p text:style-name="Normal"><text:span text:style-name="T149">Observação 4:</text:span><text:span text:style-name="T150"><text:s text:c="3"/>O resumo não deve ultrapassar 15 linhas.</text:span></text:p>
      <text:p text:style-name="Normal"><text:span text:style-name="T151">Observação 5:</text:span><text:span text:style-name="T152"><text:s text:c="2"/>Mais informações sobre a escrita de re</text:span><text:span text:style-name="T153">sumo, consulte a norma NBR 6028/1990 para escrita de resumos.</text:span></text:p>
      <text:p text:style-name="P154"/>
      <text:p text:style-name="P155"/>
      <text:p text:style-name="P156"/>
      <text:p text:style-name="P157"/>
      <text:p text:style-name="P158"/>
      <text:p text:style-name="P159"/>
      <text:p text:style-name="P160"/>
      <text:p text:style-name="P161"/>
      <text:p text:style-name="P162"/>
      <text:p text:style-name="P163">Sumário</text:p>
      <text:p text:style-name="Normal"/>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64"><text:span text:style-name="T165">Lista de Figuras</text:span><text:span text:style-name="T166"><text:tab/>viii</text:span></text:p>
          <text:p text:style-name="P167"><text:span text:style-name="T168">Lista de Tabelas</text:span><text:span text:style-name="T169"><text:tab/>ix</text:span></text:p>
          <text:soft-page-break/>
          <text:p text:style-name="P170"><text:span text:style-name="T171">Lista de Abreviaturas e Siglas</text:span><text:span text:style-name="T172"><text:tab/>x</text:span></text:p>
          <text:p text:style-name="P173"><text:span text:style-name="T174">Lista de Símbolos</text:span><text:span text:style-name="T175"><text:tab/>xi</text:span></text:p>
          <text:p text:style-name="P176"><text:span text:style-name="T177">Lista de Gráficos</text:span><text:span text:style-name="T178"><text:tab/>xii</text:span></text:p>
          <text:p text:style-name="P179"><text:span text:style-name="T180">CAPÍTULO 1: INTRODUÇÃO</text:span><text:span text:style-name="T181"><text:tab/>1</text:span></text:p>
          <text:p text:style-name="P182"><text:span text:style-name="T183">1.1.<text:s/></text:span><text:span text:style-name="T184">Contextualização e Motivação</text:span><text:span text:style-name="T185"><text:tab/>1</text:span></text:p>
          <text:p text:style-name="P186"><text:span text:style-name="T187">1.2. Objetivos</text:span><text:span text:style-name="T188"><text:tab/>1</text:span></text:p>
          <text:p text:style-name="P189"><text:span text:style-name="T190">1.3. Organização da Monografia</text:span><text:span text:style-name="T191"><text:tab/>1</text:span></text:p>
          <text:p text:style-name="P192"><text:span text:style-name="T193">CAPÍTULO 2: REVISÃO BIBLIOGRÁFICA</text:span><text:span text:style-name="T194"><text:tab/>2</text:span></text:p>
          <text:p text:style-name="P195"><text:span text:style-name="T196">2.1. Considerações Iniciais</text:span><text:span text:style-name="T197"><text:tab/>2</text:span></text:p>
          <text:p text:style-name="P198"><text:span text:style-name="T199">2.2. Conceitos e Técnicas Relevantes</text:span><text:span text:style-name="T200"><text:tab/>2</text:span></text:p>
          <text:p text:style-name="P201"><text:span text:style-name="T202">2.3. Trabalhos Relacionados</text:span><text:span text:style-name="T203"><text:tab/>2</text:span></text:p>
          <text:p text:style-name="P204"><text:span text:style-name="T205">2.4. Considerações Finais</text:span><text:span text:style-name="T206"><text:tab/>2</text:span></text:p>
          <text:p text:style-name="P207"><text:span text:style-name="T208">CAPÍTULO 3:<text:s/></text:span><text:span text:style-name="T209">DESENVOLVIMENTO DO TRABALHO</text:span><text:span text:style-name="T210"><text:tab/>3</text:span></text:p>
          <text:p text:style-name="P211"><text:span text:style-name="T212">3.1. Considerações Iniciais</text:span><text:span text:style-name="T213"><text:tab/>3</text:span></text:p>
          <text:p text:style-name="P214"><text:span text:style-name="T215">3.2. Descrição do Problema</text:span><text:span text:style-name="T216"><text:tab/>3</text:span></text:p>
          <text:p text:style-name="P217"><text:span text:style-name="T218">3.3. Descrição das Atividades Realizadas</text:span><text:span text:style-name="T219"><text:tab/>3</text:span></text:p>
          <text:p text:style-name="P220"><text:span text:style-name="T221">3.4. Resultados Obtidos</text:span><text:span text:style-name="T222"><text:tab/>4</text:span></text:p>
          <text:p text:style-name="P223"><text:span text:style-name="T224">3.5. Dificuldades, Limitações e Trabalhos Futuros</text:span><text:span text:style-name="T225"><text:tab/>4</text:span></text:p>
          <text:p text:style-name="P226"><text:span text:style-name="T227">3.6. Considerações Finais</text:span><text:span text:style-name="T228"><text:tab/>4</text:span></text:p>
          <text:p text:style-name="P229"><text:span text:style-name="T230">CAPÍTULO 4:<text:s/></text:span><text:span text:style-name="T231">CONCLUSÃO</text:span><text:span text:style-name="T232"><text:tab/>5</text:span></text:p>
          <text:p text:style-name="P233"><text:span text:style-name="T234">4.1. Contribuições</text:span><text:span text:style-name="T235"><text:tab/>5</text:span></text:p>
          <text:p text:style-name="P236"><text:span text:style-name="T237">4.2. Considerações sobre o Curso de Graduação</text:span><text:span text:style-name="T238"><text:tab/>5</text:span></text:p>
          <text:p text:style-name="P239"><text:span text:style-name="T240">REFERÊNCIAS</text:span><text:span text:style-name="T241"><text:tab/>6</text:span></text:p>
          <text:p text:style-name="P242"><text:span text:style-name="T243">APÊNDICE A – Título deste apêndice</text:span><text:span text:style-name="T244"><text:tab/>7</text:span></text:p>
          <text:p text:style-name="P245"><text:span text:style-name="T246">ANEXO A – Título deste anexo</text:span><text:span text:style-name="T247"><text:tab/>8</text:span></text:p>
        </text:index-body>
      </text:table-of-content>
      <text:p text:style-name="P248"/>
      <text:p text:style-name="Normal"/>
      <text:p text:style-name="Normal"/>
      <text:p text:style-name="Normal"/>
      <text:p text:style-name="Normal"/>
      <text:h text:style-name="Título1" text:outline-level="1"/>
      <text:h text:style-name="P249" text:outline-level="1"><text:bookmark-start text:name="_Toc240451384"/><text:bookmark-start text:name="_Toc240451547"/><text:bookmark-start text:name="_Toc240451717"/><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h>
      <text:p text:style-name="Normal"><text:span text:style-name="T250">Observação:</text:span><text:span text:style-name="T251"><text:s/>Este item é opcional. Insira-o na monografia caso haja<text:s/></text:span><text:span text:style-name="T252">figuras ao decorrer do texto.</text:span></text:p>
      <text:p text:style-name="Normal"><text:span text:style-name="T253">Sugestão:<text:s/></text:span><text:span text:style-name="T254">Utilize o índice de ilustrações (figuras) do Word para gerar automaticamente esta lista.</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h text:style-name="Título1" text:outline-level="1"><text:bookmark-start text:name="_Toc240451385"/><text:bookmark-start text:name="_Toc240451548"/><text:bookmark-start text:name="_Toc240451718"/>Lista de Tabelas<text:bookmark-end text:name="_Toc240451385"/><text:bookmark-end text:name="_Toc240451548"/><text:bookmark-end text:name="_Toc240451718"/></text:h>
      <text:p text:style-name="Normal"><text:span text:style-name="T268">Observação:</text:span><text:span text:style-name="T269"><text:s/>Este item é opcional. Insira-o na monografia caso haja tabelas ao decorrer do texto.</text:span></text:p>
      <text:p text:style-name="Normal"><text:span text:style-name="T270">Sugestão:<text:s/></text:span><text:span text:style-name="T271">Utilize o índice de ilustrações (tabelas) do Word para gerar automaticamente esta lista.</text:span></text:p>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p text:style-name="Normal"/>
      <text:p text:style-name="Normal"/>
      <text:p text:style-name="Normal"/>
      <text:p text:style-name="Normal"/>
      <text:p text:style-name="Normal"/>
      <text:p text:style-name="Normal"/>
      <text:p text:style-name="Normal"/>
      <text:h text:style-name="Título1" text:outline-level="1"><text:bookmark-start text:name="_Toc240451386"/><text:bookmark-start text:name="_Toc240451549"/><text:bookmark-start text:name="_Toc240451719"/>Lista de Abreviaturas<text:bookmark-end text:name="_Toc223175047"/><text:bookmark-end text:name="_Toc223880326"/><text:bookmark-end text:name="_Toc238540329"/><text:bookmark-end text:name="_Toc240449889"/><text:s/>e Siglas<text:bookmark-end text:name="_Toc240451386"/><text:bookmark-end text:name="_Toc240451549"/><text:bookmark-end text:name="_Toc240451719"/></text:h>
      <text:p text:style-name="Normal"><text:span text:style-name="T272">Observação:</text:span><text:span text:style-name="T273"><text:s/>Este item é opcional. Insira-o na monografia caso haja uma quantidade razoável de abreviaturas e sigl</text:span><text:span text:style-name="T274">as.</text:span></text:p>
      <text:h text:style-name="P275" text:outline-level="1"><text:bookmark-start text:name="_Toc223175048"/><text:bookmark-start text:name="_Toc223880327"/><text:bookmark-start text:name="_Toc238540330"/><text:bookmark-start text:name="_Toc240449890"/><text:bookmark-start text:name="_Toc240451387"/><text:bookmark-start text:name="_Toc240451550"/><text:bookmark-start text:name="_Toc240451720"/><text:soft-page-break/>Lista de Símbolos<text:bookmark-end text:name="_Toc223175048"/><text:bookmark-end text:name="_Toc223880327"/><text:bookmark-end text:name="_Toc238540330"/><text:bookmark-end text:name="_Toc240449890"/><text:bookmark-end text:name="_Toc240451387"/><text:bookmark-end text:name="_Toc240451550"/><text:bookmark-end text:name="_Toc240451720"/></text:h>
      <text:p text:style-name="Normal"><text:span text:style-name="T276">Observação:</text:span><text:span text:style-name="T277"><text:s/>Este item é opcional. Insira-o na monografia caso haja uma quantidade razoável de símbolos.</text:span></text:p>
      <text:h text:style-name="P278"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h>
      <text:p text:style-name="Normal"><text:span text:style-name="T279">Observação:</text:span><text:span text:style-name="T280"><text:s/>Este item é opcional. Insira-o na monografia caso haja gráficos ao decorrer do texto.</text:span></text:p>
      <text:p text:style-name="Normal"><text:span text:style-name="T281">Sugestão:<text:s/></text:span><text:span text:style-name="T282">Util</text:span><text:span text:style-name="T283">ize o índice de ilustrações (gráficos) do Word para gerar automaticamente esta lista.</text:span></text:p>
      <text:h text:style-name="P284"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h>
      <text:h text:style-name="Título2"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h>
      <text:p text:style-name="Normal"><text:span text:style-name="T287">M</text:span><text:span text:style-name="T288">étodos de aprendizado de máquina baseados em deep learning têm se mostrado eficazes em diversas tarefas como<text:s/></text:span><text:span text:style-name="T289">análise de sinais de áudio, previsão de séries temporais, processamento de linguagem natural e, especialmente, em classificação de imagens, que é o foco deste trabalho.</text:span></text:p>
      <text:p text:style-name="Normal"><text:span text:style-name="T290">Redes Neurais Convolucionais (CNNs) têm sido o modelo de d</text:span><text:span text:style-name="T291">eep learning mais utilizado n</text:span><text:span text:style-name="T292">esse tipo de problema. Embora LeCun et al. (1998) tenha atingido resultados importantes com a rede LeNet-5, foi somente a partir dos últimos anos que tais modelos ganharam notabilidade, principalmente com a apresentação da rede AlexNet (</text:span><text:span text:style-name="T293">KRIZHEVSKY;<text:s/></text:span><text:span text:style-name="T294">SUTSKEV</text:span><text:span text:style-name="T295">ER; HINTON, 2012) e seu notável desempenho na competição ImageNet em 2012.</text:span><text:span text:style-name="T296"><text:s/>Além do mais, avanços em tecnologia de fabricação de hardware de processamento paralelo, como as GPUs, tornaram viáveis os treinamentos de modelos cada vez maiores e sofisticados.</text:span></text:p>
      <text:p text:style-name="Normal"><text:span text:style-name="T297">S</text:span><text:span text:style-name="T298">imultaneamente, observa-se, ao longo da última década, uma popularização do uso de dispositivos móveis, como<text:s/></text:span><text:span text:style-name="T299">smartphones</text:span><text:span text:style-name="T300"><text:s/>e<text:s/></text:span><text:span text:style-name="T301">tablets,<text:s/></text:span><text:span text:style-name="T302">bem como seus diversos aplicativos. É possível encontrar nas lojas Google Play e App Store diversos aplicativos que utilizam</text:span><text:span text:style-name="T303"><text:s/>inteligência artificial em imagens para detecção de rostos e aplicação de filtros artísticos, por exemplo. Há também alguns que identificam espécies de plantas através de fotos, como o PictureThis e o PlantNet, porém tais aplicações necessitam de conexão<text:s/></text:span><text:span text:style-name="T304">à internet, visto que o processo de identificação ocorre em servidor remoto.</text:span></text:p>
      <text:p text:style-name="P305">Há, no entanto, modelos de redes otimizados para rodarem no próprio dispositivo móvel, como a rede MobileNet (HOWARD et al.,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p>
      <text:p text:style-name="P306"/>
      <text:h text:style-name="Título2"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h>
      <text:p text:style-name="Normal">Este trabalho tem como objetivo a criação de um aplicativo para dispositivos com sistema Android que realize a classificação de espécies de plantas<text:s/>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 Uma vez escolhido, tal modelo será transferido ao aplicativo, o qual será lançado na loja virtual Google Play.</text:p>
      <text:p text:style-name="Normal"/>
      <text:h text:style-name="Título2"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h>
      <text:p text:style-name="P307">Descreva a organização do restante da monografia, por exemplo, dizendo o que o leitor espera encontrar nos próximos capítulos. Indique também a existência de apêndices e anexos, se houver.</text:p>
      <text:p text:style-name="P308"/>
      <text:h text:style-name="P309"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h>
      <text:h text:style-name="Título2"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h>
      <text:p text:style-name="Normal"><text:bookmark-start text:name="_Toc19248594"/>Neste capítulo<text:s/>são apresentados<text:s/>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 deep learning. Por fim, apresenta-se a estratégia de transferência de conhecimento e como tal abordagem pode ajudar no treinamento<text:s/>dos modelos.</text:p>
      <text:h text:style-name="Título2"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 Deep Learning</text:h>
      <text:p text:style-name="Normal">A<text:s/>proposta do primeiro modelo matemático de um neurônio remonta à década de 1940. McCulloch e Pitts (1943) propôs uma maneira modelar o processo de aprendizado humano através da criação de modelos de neurônios que funcionam como portas lógicas, sendo capazes então, em combinação, de representar funções<text:s/><text:span text:style-name="T310">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text:s/>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ocultas. Para solucionar tal problema, Hilton, Rumelhart e Williams (1986) apresentaram o algoritmo de aprendizado<text:s/><text:span text:style-name="T311">backpropagation</text:span>, conferindo às Redes Neurais a habilidade de resolver problemas não lineares, reavivando interesses na área.</text:p>
      <text:soft-page-break/>
      <text:p text:style-name="Normal"><text:span text:style-name="T312">Uma das primeiras Redes Neurais Convolucionais foi introduzida por LeCun et al. (1998), denominada LeNet-5, a qual obteve resultados notáveis em classificação da imagens de dígitos manuscritos,</text:span><text:span text:style-name="T313"><text:s/>utilizando o conjunto da dados MNIST. <text:s/>A partir de meados da década de 2000, o termo<text:s/></text:span><text:span text:style-name="T314">deep learning</text:span><text:span text:style-name="T315"><text:s/>começou a ganhar popularidade, principalmente com as criação das redes profundas de treinamento não supervisionado (HINTON; OSINDERO; TEH, 2006) e as redes<text:s/></text:span><text:span text:style-name="T316">autoencoder<text:s/></text:span><text:span text:style-name="T317">(HINTON; SALAKHUTDINOV, 2006).</text:span></text:p>
      <text:p text:style-name="Normal"><text:span text:style-name="T318">A partir de então, redes cada vez maiores e mais profundas tem sido implementadas. Em 2012,<text:s/></text:span><text:span text:style-name="T319">a rede AlexNet<text:s/></text:span><text:span text:style-name="T320">(</text:span><text:span text:style-name="T321">KRIZHEVSKY;<text:s/></text:span><text:span text:style-name="T322">SUTSKEVER; HINTON, 2012)</text:span><text:span text:style-name="T323"><text:s/>venceu o concurso ILSVRC (</text:span><text:span text:style-name="T324">ImageNet Large-Scale Visual Recognition Ch</text:span><text:span text:style-name="T325">allenge</text:span><text:span text:style-name="T326">) por uma grande margem. Tal fato destacou o poder das redes convolucionais como modelo deep learning, servindo de base para diversas outras arquiteturas de redes que surgiriam. <text:s/></text:span></text:p>
      <text:h text:style-name="Título2" text:outline-level="2">2.3 Redes Convolucionais</text:h>
      <text:p text:style-name="P327"><text:tab/>Pode-se dizer que as Redes Neurais Convolucionais (CNNs) correspondem ao estado da arte para problemas de classificação de imagens, sendo o modelo deep learning mais utilizado nesse âmbito. Tendo sido inspiradas no funcionamento das células do córtex visual dos animais, elas tentam tirar vantagem<text:s/>do arranjo espacial dos dados, através de operações de convolução.<text:s/></text:p>
      <text:p text:style-name="P328"><text:s/>Assim, numa camada de convolução, os neurônios são reunidos em conjuntos denominados mapas, que podem ser interpretados como filtros que serão aplicados à imagem. Tais filtros acabam por<text:s/>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329"><text:span text:style-name="T330">O treinamento da rede corresponde a encontrar valores para<text:s/></text:span><text:span text:style-name="T331">os filtros que melhor servirão para agrupar as imagens em suas respectivas classes, utilizando para isso uma variação do algoritmo<text:s/></text:span><text:span text:style-name="T332">backpropagation<text:s/></text:span><text:span text:style-name="T333">(PATTANAYAK, 2017). Além disso, normalmente após cada camada de convolução, aplica-se uma camada de<text:s/></text:span><text:span text:style-name="T334">pooling</text:span><text:span text:style-name="T335"><text:s/>r</text:span><text:span text:style-name="T336">esponsável por diminuir as dimensões dos dados de entrada.</text:span></text:p>
      <text:soft-page-break/>
      <text:p text:style-name="P337"><text:span text:style-name="T338">Camadas de convolução e<text:s/></text:span><text:span text:style-name="T339">pooling<text:s/></text:span><text:span text:style-name="T340">podem ser arranjadas de maneira sequencial, com a saída de uma correspondendo à entrada da próxima, permitindo a obtenção de mapas de características que comtemplam<text:s/></text:span><text:span text:style-name="T341">atributos cada vez mais complexos e abstrat</text:span><text:span text:style-name="T342">os, conforme sua profundidade na</text:span><text:span text:style-name="T343"><text:s/>rede. Essas sucessivas representações dos dados de entrada, organizadas <text:s/>de</text:span><text:span text:style-name="T344">ssa</text:span><text:span text:style-name="T345"><text:s/>maneira hierárquica, co</text:span><text:span text:style-name="T346">nferem o aspecto deep learning a</text:span><text:span text:style-name="T347"><text:s/>esse tipo de modelo.</text:span></text:p>
      <text:p text:style-name="P348"><text:span text:style-name="T349">[imagem]</text:span></text:p>
      <text:h text:style-name="P350"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2.3.1<text:s/>MobileNet</text:h>
      <text:p text:style-name="Normal">Após o sucesso da AlexNet, diversas arquiteturas de redes foram propostas nos últimos anos; no entanto, tais redes demandam enorme poder computacional tanto para seu treinamento quanto no processo de predição. Com o crescente uso de dispositivos móveis, como smartphones e tablets, fez-se necessária a criação de modelos que funcionassem dentro das limitações de processamento e memória presentes em tais dispositivos, permitindo a criação de aplicativos inteligentes.<text:s/>Uma das<text:s/>mais bem sucedidas<text:s/>redes nesse contexto é a<text:s/>MobileNet<text:s/><text:span text:style-name="T351">(HOWARD et al., 2017), que apresenta algumas variantes relacionadas aos tamanhos dos mapas de atributos em cada camada de convolução, permitindo ao programador 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p text:style-name="P352"/>
      <text:h text:style-name="Título2"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2.4<text:s/>Transferência de Conhecimento</text:h>
      <text:h text:style-name="Título2" text:outline-level="2"><text:tab/><text:span text:style-name="T353">Modelos deep learning<text:s/></text:span><text:span text:style-name="T354">normalmente possuem milhares ou milhões de parâmetros a serem treinados, o que demanda grande quantidade de tempo e processamento caso o treinamento seja executado a partir do zero, ou seja, com tais parâmetros iniciados de maneira aleatória. No âmbito de classificação de imagens e redes convolucionais,<text:s/></text:span><text:span text:style-name="T355">uma determinada rede já treinada com um extenso conjunto de imagens poder ser reutilizada, a partir do ponto onde parou, em um novo treinamento com outro conjunto de imagens.</text:span></text:h>
      <text:h text:style-name="P356" text:outline-level="2"><text:s/>Uma vez que camadas de convolução iniciais extraem características de mais baixo nível, como formas, contornos e texturas,<text:s/>opta-se por<text:s/>não mais alterar seus pesos, de modo que somente os pesos das camadas finais da rede são<text:s/>modificados, a fim de<text:s/>torná-los mais refinados<text:s/>ao novo conjunto de dados<text:s/>em questão. Seguindo essa abordagem, Oquab et al.<text:s/><text:soft-page-break/>(2014) obteve resultados melhores ao utilizar tal técnica, quando comparada ao treinamento realizado a partir do zero.</text:h>
      <text:h text:style-name="Título2" text:outline-level="2">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h>
      <text:p text:style-name="P357">Neste capítulo foi apresentada uma visão geral a respeito dos modelos de redes neurais existentes ao longo do tempo, até as atuais redes convolucionais, inseridas no contexto deep learning, além de destacar a utilidade do uso de transferência de conhecimento no<text:s/>treinamento de tais modelos.<text:s/>Por fim, destacou-se a rede MobileNet, a qual foi utilizada como base no desenvolvimento deste trabalho.</text:p>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h text:style-name="Título1" text:outline-level="1"><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h>
      <text:p text:style-name="P371">Este capítulo não deve ultrapassar o total de 9 páginas.</text:p>
      <text:h text:style-name="Título2"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19248607"/><text:soft-page-break/>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h>
      <text:p text:style-name="P372">Neste capítulo o projeto deve ser detalhadamente descrito, de modo que o leitor identifique todos os passos da<text:s/>metodologia adotada, bem como todos os recursos e técnicas utilizados. Além disso, e quando for o caso, os resultados e sua avaliação devem ser descritos e analisados.</text:p>
      <text:p text:style-name="P373">Em particular, nesta seção (Considerações Iniciais), deve-se descrever sucintamente o que será apresentado neste capítulo.</text:p>
      <text:p text:style-name="P374">As seções a seguir podem ser organizadas da forma que melhor se adeque à sua monografia, contudo, são sugeridas as seguintes.</text:p>
      <text:h text:style-name="Título2"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h>
      <text:p text:style-name="P375">Nesta seção descreva os objetivos do trabalho, sua proposta e a metodologia geral para seu desenvolvimento (por exemplo, apresente a arquitetura do sistema que foi implementado, descrevendo a função de cada um de seus módulos; ou apresente todos os passos de um processo que deverá ser executado). O detalhamento do trabalho executado (por exemplo, como foi implementado cada módulo do sistema, ou cada etapa de um processo) deve ser feito na seção seguinte.</text:p>
      <text:h text:style-name="Título2"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h>
      <text:p text:style-name="P376">Nesta seção o aluno deve descrever em detalhes cada etapa da metodologia descrita na seção anterior. Identifique todos os recursos/técnicas/sistemas utilizados em cada etapa. Pode ser necessário criar várias subseções para acomodar todas as atividades realizadas.</text:p>
      <text:p text:style-name="P377"/>
      <text:h text:style-name="Título2" text:outline-level="2"><text:bookmark-start text:name="_Toc223175068"/><text:bookmark-start text:name="_Toc223880347"/><text:bookmark-start text:name="_Toc238540350"/><text:bookmark-start text:name="_Toc240449907"/><text:bookmark-start text:name="_Toc240451402"/><text:bookmark-start text:name="_Toc240451565"/><text:bookmark-start text:name="_Toc240451735"/>3.4. Resultados Obtidos<text:bookmark-end text:name="_Toc223175068"/><text:bookmark-end text:name="_Toc223880347"/><text:bookmark-end text:name="_Toc238540350"/><text:bookmark-end text:name="_Toc240449907"/><text:bookmark-end text:name="_Toc240451402"/><text:bookmark-end text:name="_Toc240451565"/><text:bookmark-end text:name="_Toc240451735"/></text:h>
      <text:p text:style-name="P378">Nesta seção, descreva o processo de obtenção<text:s/>dos resultados obtidos e analise-os à luz dos objetivos iniciais, bem como dos eventuais usuários (humanos ou não) de tais resultados. Preferencialmente, utilize critérios estabelecidos na área de pesquisa de seu projeto. Discuta sobre critérios utilizados<text:s/>para a validação do sistema, bem como os testes utilizados (se for o caso).</text:p>
      <text:p text:style-name="P379"/>
      <text:h text:style-name="Título2" text:outline-level="2"><text:bookmark-start text:name="_Toc238540351"/><text:bookmark-start text:name="_Toc240449908"/><text:bookmark-start text:name="_Toc240451403"/><text:bookmark-start text:name="_Toc240451566"/><text:bookmark-start text:name="_Toc240451736"/><text:soft-page-break/>3.5. Dificuldades, Limitações<text:bookmark-end text:name="_Toc238540351"/><text:s/>e Trabalhos Futuros<text:bookmark-end text:name="_Toc240449908"/><text:bookmark-end text:name="_Toc240451403"/><text:bookmark-end text:name="_Toc240451566"/><text:bookmark-end text:name="_Toc240451736"/></text:h>
      <text:p text:style-name="P380">Nesta seção, descreva as principais dificuldades e limitações encontradas durante a condução do trabalho. Sintetize lições aprendidas e comente sobre direções alternativas, se for o caso. Se pertinente, faça uma análise crítica da abordagem adotada em seu projeto, ou seja, você a considera adequada? Ela é limitada sob algum aspecto? Indique quais pontos, decorrentes dos resultados,<text:s/>ou não, poderão ou deverão ser abordados por trabalhos futuros.</text:p>
      <text:p text:style-name="P381"/>
      <text:h text:style-name="Título2"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h>
      <text:p text:style-name="P382">Nesta seção o aluno deve apresentar uma conclusão sobre este capítulo e introduzir brevemente o capítulo seguinte.</text:p>
      <text:h text:style-name="Título1" text:outline-level="1"/>
      <text:h text:style-name="Título1" text:outline-level="1"/>
      <text:h text:style-name="P383"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h>
      <text:p text:style-name="P384">Este capítulo não deve ultrapassar o total de 3 páginas.</text:p>
      <text:p text:style-name="Normal"><text:bookmark-start text:name="_Toc223880350"/><text:bookmark-start text:name="_Toc223880944"/><text:bookmark-start text:name="_Toc223965459"/><text:bookmark-start text:name="_Toc223965581"/><text:span text:style-name="T385">Neste<text:s/></text:span><text:span text:style-name="T386">capítulo, você deve expressar a sua visão crítica sobre alguns temas importantes. Resuma suas atividades realizadas, fazendo uma análise geral sobre quais os conhecimentos/disciplinas de graduação lhe foram mais úteis.</text:span><text:span text:style-name="T387"><text:s/>Teça conclusões a respeito do trabalho desenvolvido</text:span><text:span text:style-name="T388">, experiências adquiridas e lições aprendidas.</text:span></text:p>
      <text:h text:style-name="Título2" text:outline-level="2"><text:bookmark-start text:name="_Toc223880351"/><text:bookmark-start text:name="_Toc238540354"/><text:bookmark-start text:name="_Toc240449911"/><text:bookmark-start text:name="_Toc240451406"/><text:bookmark-start text:name="_Toc240451569"/><text:bookmark-start text:name="_Toc240451739"/><text:bookmark-end text:name="_Toc223880350"/><text:bookmark-end text:name="_Toc223880944"/><text:bookmark-end text:name="_Toc223965459"/><text:bookmark-end text:name="_Toc223965581"/>4.1. Contribuições<text:bookmark-end text:name="_Toc223880351"/><text:bookmark-end text:name="_Toc238540354"/><text:bookmark-end text:name="_Toc240449911"/><text:bookmark-end text:name="_Toc240451406"/><text:bookmark-end text:name="_Toc240451569"/><text:bookmark-end text:name="_Toc240451739"/></text:h>
      <text:p text:style-name="Normal"><text:span text:style-name="T389">N</text:span><text:span text:style-name="T390">esta seção, o aluno deve destacar as<text:s/></text:span><text:span text:style-name="T391">principais contribuições do trabalho realizado.<text:s/></text:span><text:span text:style-name="T392">Apresente também as contribuições que o trabalho lhe</text:span><text:span text:style-name="T393"><text:s/>proporcionou como profissional.</text:span></text:p>
      <text:p text:style-name="P394"/>
      <text:h text:style-name="Título2" text:outline-level="2"><text:bookmark-start text:name="_Toc238540355"/><text:bookmark-start text:name="_Toc240449912"/><text:bookmark-start text:name="_Toc240451407"/><text:bookmark-start text:name="_Toc240451570"/><text:bookmark-start text:name="_Toc240451740"/>4.2. Considerações sobre o Curso de Graduação<text:bookmark-end text:name="_Toc238540355"/><text:bookmark-end text:name="_Toc240449912"/><text:bookmark-end text:name="_Toc240451407"/><text:bookmark-end text:name="_Toc240451570"/><text:bookmark-end text:name="_Toc240451740"/></text:h>
      <text:p text:style-name="TextosemFormatação"/>
      <text:p text:style-name="P395">Coloque aqui as suas críticas ao curso de graduação, pontuando os pontos fracos, (e porque não) os fortes também, que limitaram (ou contribuíram para) suas ações no<text:s/>desenvolvimento do trabalho.</text:p>
      <text:p text:style-name="P396">Faça sugestões que você achar pertinente para a melhora do curso, disciplinas ou temas novos a serem abordados, etc.</text:p>
      <text:p text:style-name="P397"/>
      <text:h text:style-name="P398"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h>
      <text:p text:style-name="Normal"><text:span text:style-name="T399">Observação 1:</text:span><text:span text:style-name="T400"><text:s/>É<text:s/></text:span><text:span text:style-name="T401">obrigatório</text:span><text:span text:style-name="T402"><text:s/>que a monografia tenha uma lista de referências que deve estar contid</text:span><text:span text:style-name="T403">a neste item.</text:span></text:p>
      <text:p text:style-name="Normal"><text:span text:style-name="T404">Observação 2:</text:span><text:span text:style-name="T405"><text:s/>As referências devem estar em ordem alfabética pelo sobrenome do primeiro autor.</text:span></text:p>
      <text:p text:style-name="Normal"><text:span text:style-name="T406">Observação 3:</text:span><text:span text:style-name="T407"><text:s/>Todos os documentos referenciados nesse item (livros, artigos, relatórios técnicos, sites, entre outros) deverão ter sido citados no<text:s/></text:span><text:span text:style-name="T408">texto.</text:span></text:p>
      <text:p text:style-name="Normal"><text:span text:style-name="T409">Observação 4:</text:span><text:span text:style-name="T410"><text:s/>Todos as citações no decorrer do texto deverão ser listadas neste item.</text:span></text:p>
      <text:p text:style-name="Normal"><text:span text:style-name="T411">Observação 5:</text:span><text:span text:style-name="T412"><text:s/>É obrigatório que a lista de referências esteja de acordo com a norma NBR-6023/2002 para referências bibliográficas.</text:span></text:p>
      <text:p text:style-name="P413">Exemplo:</text:p>
      <text:p text:style-name="P414">[Silva e Zhao<text:s/>2012]SILVA, T. C.; ZHAO, L. Network-based high level data classification. Neural Networks and Learning Systems, IEEE Transactions on, 2012. v. 23, n. 6, p. 954–970, 2012.</text:p>
      <text:p text:style-name="P415"/>
      <text:h text:style-name="Título1" text:outline-level="1"><text:bookmark-start text:name="_Toc19248608"/></text:h>
      <text:h text:style-name="P416"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soft-page-break/>APÊNDICE A<text:s/><text:span text:style-name="T417">–<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h>
      <text:p text:style-name="Normal"><text:span text:style-name="T418">Observação 1:</text:span><text:span text:style-name="T419"><text:s/>Apêndice consiste em um texto ou d</text:span><text:span text:style-name="T420">ocumento elaborado pelo autor, a fim de complementar sua argumentação, sem prejuízo da unidade nuclear do trabalho. Os apêndices são identificados por letras maiúsculas consecutivas, travessão e pelos respectivos títulos.</text:span></text:p>
      <text:p text:style-name="Normal"><text:span text:style-name="T421">Observação 2:</text:span><text:span text:style-name="T422"><text:s/>Elemento opcional.</text:span></text:p>
      <text:p text:style-name="Normal"><text:span text:style-name="T423">O</text:span><text:span text:style-name="T424">bservação 3:</text:span><text:span text:style-name="T425"><text:s/>Se houver mais apêndices, identifique-os como Apêndice B, Apêndice C e assim por diante.</text:span></text:p>
      <text:h text:style-name="P426" text:outline-level="1"><text:bookmark-start text:name="_Toc223175076"/><text:bookmark-start text:name="_Toc223880357"/><text:bookmark-start text:name="_Toc238540359"/><text:bookmark-start text:name="_Toc240449915"/><text:bookmark-start text:name="_Toc240451410"/><text:bookmark-start text:name="_Toc240451573"/><text:bookmark-start text:name="_Toc240451743"/><text:soft-page-break/>ANEXO<text:bookmark-end text:name="_Toc19248608"/><text:s/>A<text:s/><text:span text:style-name="T427">–<text:s/></text:span>Título deste anexo<text:bookmark-end text:name="_Toc223175076"/><text:bookmark-end text:name="_Toc223880357"/><text:bookmark-end text:name="_Toc238540359"/><text:bookmark-end text:name="_Toc240449915"/><text:bookmark-end text:name="_Toc240451410"/><text:bookmark-end text:name="_Toc240451573"/><text:bookmark-end text:name="_Toc240451743"/></text:h>
      <text:p text:style-name="Normal"><text:span text:style-name="T428">Observação 1:</text:span><text:span text:style-name="T429"><text:s/>Anexo consiste em um texto ou documento<text:s/></text:span><text:span text:style-name="T430">não elaborado pelo autor</text:span><text:span text:style-name="T431">, que serve de fundamentação, comprovação e ilu</text:span><text:span text:style-name="T432">stração. Os anexos são identificados por letras maiúsculas consecutivas, travessão e pelos respectivos títulos.</text:span></text:p>
      <text:p text:style-name="Normal"><text:span text:style-name="T433">Observação 2:</text:span><text:span text:style-name="T434"><text:s/>Elemento opcional.</text:span></text:p>
      <text:p text:style-name="Normal"><text:span text:style-name="T435">Observação 3:</text:span><text:span text:style-name="T436"><text:s/>Se houver mais anexos, identifique-os como Anexo B, Anexo C e assim por dian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Cambria"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9" style:parent-style-name="Cabeçalho" style:family="paragraph">
      <style:paragraph-properties fo:margin-right="0.25in"/>
    </style:style>
    <style:style style:name="P60"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10" style:parent-style-name="Cabeçalho" style:family="paragraph">
      <style:paragraph-properties fo:margin-right="0.25in"/>
    </style:style>
    <style:style style:name="P111"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85" style:parent-style-name="Cabeçalho" style:family="paragraph">
      <style:paragraph-properties fo:margin-right="0.25in"/>
    </style:style>
    <style:style style:name="P286"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9"/>
      </style:header>
      <style:footer>
        <text:p text:style-name="P60"><text:page-number text:fixed="false">1</text:page-number></text:p>
        <text:p text:style-name="Rodapé"/>
      </style:footer>
    </style:master-page>
    <style:master-page style:name="MP2" style:page-layout-name="PL2">
      <style:header>
        <text:p text:style-name="P110"/>
      </style:header>
      <style:footer>
        <text:p text:style-name="P111"><text:page-number text:fixed="false">xi</text:page-number></text:p>
        <text:p text:style-name="Rodapé"/>
      </style:footer>
    </style:master-page>
    <style:master-page style:name="MP3" style:page-layout-name="PL3">
      <style:header>
        <text:p text:style-name="P285"/>
      </style:header>
      <style:footer>
        <text:p text:style-name="P286"><text:page-number text:fixed="false">5</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0-25T20:04:00Z</dc:date>
    <meta:print-date>2015-03-13T13:01:00Z</meta:print-date>
    <meta:template xlink:href="Normal" xlink:type="simple"/>
    <meta:editing-cycles>36</meta:editing-cycles>
    <meta:editing-duration>PT100200S</meta:editing-duration>
    <meta:document-statistic meta:page-count="25" meta:paragraph-count="38" meta:word-count="3033" meta:character-count="19374" meta:row-count="136" meta:non-whitespace-character-count="16379"/>
  </office:meta>
</office:document-meta>
</file>